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8035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9217in"/>
    </style:style>
    <style:style style:name="co15" style:family="table-column">
      <style:table-column-properties fo:break-before="auto" style:column-width="1.0717in"/>
    </style:style>
    <style:style style:name="co16" style:family="table-column">
      <style:table-column-properties fo:break-before="auto" style:column-width="0.9965in"/>
    </style:style>
    <style:style style:name="co17" style:family="table-column">
      <style:table-column-properties fo:break-before="auto" style:column-width="0.8362in"/>
    </style:style>
    <style:style style:name="co18" style:family="table-column">
      <style:table-column-properties fo:break-before="auto" style:column-width="1.7902in"/>
    </style:style>
    <style:style style:name="co19" style:family="table-column">
      <style:table-column-properties fo:break-before="auto" style:column-width="0.2709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4" style:family="table-cell" style:parent-style-name="Default" style:data-style-name="N3"/>
    <style:style style:name="ce5" style:family="table-cell" style:parent-style-name="Default" style:data-style-name="N4"/>
    <style:style style:name="ce2" style:family="table-cell" style:parent-style-name="Default" style:data-style-name="N131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VM-DRAM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RAM-only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t</text:p>
          </table:table-cell>
          <table:table-cell table:style-name="Default" office:value-type="string" calcext:value-type="string">
            <text:p>iterasjon</text:p>
          </table:table-cell>
          <table:table-cell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107.430427" calcext:value-type="float">
            <text:p>107.43</text:p>
          </table:table-cell>
          <table:table-cell office:value-type="float" office:value="105.765672" calcext:value-type="float">
            <text:p>105.77</text:p>
          </table:table-cell>
          <table:table-cell table:style-name="ce1" office:value-type="float" office:value="1.664755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97.205613" calcext:value-type="float">
            <text:p>97.21</text:p>
          </table:table-cell>
          <table:table-cell office:value-type="float" office:value="95.660086" calcext:value-type="float">
            <text:p>95.66</text:p>
          </table:table-cell>
          <table:table-cell table:style-name="ce1" office:value-type="float" office:value="1.545527" calcext:value-type="float">
            <text:p>1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89.075228" calcext:value-type="float">
            <text:p>89.08</text:p>
          </table:table-cell>
          <table:table-cell office:value-type="float" office:value="87.654255" calcext:value-type="float">
            <text:p>87.65</text:p>
          </table:table-cell>
          <table:table-cell table:style-name="ce1" office:value-type="float" office:value="1.420973" calcext:value-type="float">
            <text:p>1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81.054827" calcext:value-type="float">
            <text:p>81.05</text:p>
          </table:table-cell>
          <table:table-cell office:value-type="float" office:value="79.74284" calcext:value-type="float">
            <text:p>79.74</text:p>
          </table:table-cell>
          <table:table-cell table:style-name="ce1" office:value-type="float" office:value="1.311987" calcext:value-type="float">
            <text:p>1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76.454619" calcext:value-type="float">
            <text:p>76.45</text:p>
          </table:table-cell>
          <table:table-cell office:value-type="float" office:value="75.224989" calcext:value-type="float">
            <text:p>75.22</text:p>
          </table:table-cell>
          <table:table-cell table:style-name="ce1" office:value-type="float" office:value="1.22963" calcext:value-type="float">
            <text:p>1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70.996323" calcext:value-type="float">
            <text:p>71.00</text:p>
          </table:table-cell>
          <table:table-cell office:value-type="float" office:value="69.796959" calcext:value-type="float">
            <text:p>69.80</text:p>
          </table:table-cell>
          <table:table-cell table:style-name="ce1" office:value-type="float" office:value="1.199364" calcext:value-type="float">
            <text:p>1.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66.816741" calcext:value-type="float">
            <text:p>66.82</text:p>
          </table:table-cell>
          <table:table-cell office:value-type="float" office:value="65.693812" calcext:value-type="float">
            <text:p>65.69</text:p>
          </table:table-cell>
          <table:table-cell table:style-name="ce1" office:value-type="float" office:value="1.122929" calcext:value-type="float">
            <text:p>1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62.897383" calcext:value-type="float">
            <text:p>62.90</text:p>
          </table:table-cell>
          <table:table-cell office:value-type="float" office:value="61.841681" calcext:value-type="float">
            <text:p>61.84</text:p>
          </table:table-cell>
          <table:table-cell table:style-name="ce1" office:value-type="float" office:value="1.055702" calcext:value-type="float">
            <text:p>1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60.368847" calcext:value-type="float">
            <text:p>60.37</text:p>
          </table:table-cell>
          <table:table-cell office:value-type="float" office:value="59.365514" calcext:value-type="float">
            <text:p>59.37</text:p>
          </table:table-cell>
          <table:table-cell table:style-name="ce1" office:value-type="float" office:value="1.003333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VDIMM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t</text:p>
          </table:table-cell>
          <table:table-cell table:style-name="Default" office:value-type="string" calcext:value-type="string">
            <text:p>iterasjon</text:p>
          </table:table-cell>
          <table:table-cell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307.870227" calcext:value-type="float">
            <text:p>307.87</text:p>
          </table:table-cell>
          <table:table-cell office:value-type="float" office:value="305.957587" calcext:value-type="float">
            <text:p>305.96</text:p>
          </table:table-cell>
          <table:table-cell table:style-name="ce1" office:value-type="float" office:value="1.91264" calcext:value-type="float">
            <text:p>1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269.524601" calcext:value-type="float">
            <text:p>269.52</text:p>
          </table:table-cell>
          <table:table-cell office:value-type="float" office:value="267.758586" calcext:value-type="float">
            <text:p>267.76</text:p>
          </table:table-cell>
          <table:table-cell table:style-name="ce1" office:value-type="float" office:value="1.766015" calcext:value-type="float">
            <text:p>1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253.763072" calcext:value-type="float">
            <text:p>253.76</text:p>
          </table:table-cell>
          <table:table-cell office:value-type="float" office:value="252.15694" calcext:value-type="float">
            <text:p>252.16</text:p>
          </table:table-cell>
          <table:table-cell table:style-name="ce1" office:value-type="float" office:value="1.606132" calcext:value-type="float">
            <text:p>1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234.312924" calcext:value-type="float">
            <text:p>234.31</text:p>
          </table:table-cell>
          <table:table-cell office:value-type="float" office:value="232.837747" calcext:value-type="float">
            <text:p>232.84</text:p>
          </table:table-cell>
          <table:table-cell table:style-name="ce1" office:value-type="float" office:value="1.475177" calcext:value-type="float">
            <text:p>1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221.122859" calcext:value-type="float">
            <text:p>221.12</text:p>
          </table:table-cell>
          <table:table-cell office:value-type="float" office:value="219.728077" calcext:value-type="float">
            <text:p>219.73</text:p>
          </table:table-cell>
          <table:table-cell table:style-name="ce1" office:value-type="float" office:value="1.394782" calcext:value-type="float">
            <text:p>1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206.897789" calcext:value-type="float">
            <text:p>206.90</text:p>
          </table:table-cell>
          <table:table-cell office:value-type="float" office:value="205.571238" calcext:value-type="float">
            <text:p>205.57</text:p>
          </table:table-cell>
          <table:table-cell table:style-name="ce1" office:value-type="float" office:value="1.326551" calcext:value-type="float">
            <text:p>1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194.31138" calcext:value-type="float">
            <text:p>194.31</text:p>
          </table:table-cell>
          <table:table-cell office:value-type="float" office:value="193.063487" calcext:value-type="float">
            <text:p>193.06</text:p>
          </table:table-cell>
          <table:table-cell table:style-name="ce1" office:value-type="float" office:value="1.247893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83.587361" calcext:value-type="float">
            <text:p>183.59</text:p>
          </table:table-cell>
          <table:table-cell office:value-type="float" office:value="182.406653" calcext:value-type="float">
            <text:p>182.41</text:p>
          </table:table-cell>
          <table:table-cell table:style-name="ce1" office:value-type="float" office:value="1.180708" calcext:value-type="float">
            <text:p>1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172.20184" calcext:value-type="float">
            <text:p>172.20</text:p>
          </table:table-cell>
          <table:table-cell office:value-type="float" office:value="171.079866" calcext:value-type="float">
            <text:p>171.08</text:p>
          </table:table-cell>
          <table:table-cell table:style-name="ce1" office:value-type="float" office:value="1.121974" calcext:value-type="float">
            <text:p>1.12</text:p>
          </table:table-cell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table:style-name="Default"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table:style-name="Default"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table:style-name="Default"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table:style-name="Default"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table:style-name="Default"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table:style-name="Default"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table:style-name="Default"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table:style-name="Default"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table:style-name="Default"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table:style-name="Default"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3.201862" calcext:value-type="float">
            <text:p>63.20</text:p>
          </table:table-cell>
          <table:table-cell office:value-type="float" office:value="0.003061" calcext:value-type="float">
            <text:p>0.00</text:p>
          </table:table-cell>
          <table:table-cell table:style-name="ce1" office:value-type="float" office:value="63.208065" calcext:value-type="float">
            <text:p>63.21</text:p>
          </table:table-cell>
          <table:table-cell table:style-name="ce1" office:value-type="float" office:value="3.312792" calcext:value-type="float">
            <text:p>3.31</text:p>
          </table:table-cell>
          <table:table-cell table:style-name="ce1" office:value-type="float" office:value="20.83166" calcext:value-type="float">
            <text:p>20.83</text:p>
          </table:table-cell>
          <table:table-cell table:style-name="ce1" office:value-type="float" office:value="39.05739" calcext:value-type="float">
            <text:p>39.06</text:p>
          </table:table-cell>
          <table:table-cell table:style-name="ce1" office:value-type="float" office:value="63.208189" calcext:value-type="float">
            <text:p>63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6.514668" calcext:value-type="float">
            <text:p>66.51</text:p>
          </table:table-cell>
          <table:table-cell office:value-type="float" office:value="0.0018" calcext:value-type="float">
            <text:p>0.00</text:p>
          </table:table-cell>
          <table:table-cell table:style-name="ce1" office:value-type="float" office:value="66.518077" calcext:value-type="float">
            <text:p>66.52</text:p>
          </table:table-cell>
          <table:table-cell table:style-name="ce1" office:value-type="float" office:value="36.585472" calcext:value-type="float">
            <text:p>36.59</text:p>
          </table:table-cell>
          <table:table-cell table:style-name="ce1" office:value-type="float" office:value="10.485628" calcext:value-type="float">
            <text:p>10.49</text:p>
          </table:table-cell>
          <table:table-cell table:style-name="ce1" office:value-type="float" office:value="19.434993" calcext:value-type="float">
            <text:p>19.43</text:p>
          </table:table-cell>
          <table:table-cell table:style-name="ce1" office:value-type="float" office:value="66.518205" calcext:value-type="float">
            <text:p>66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1.387777" calcext:value-type="float">
            <text:p>71.39</text:p>
          </table:table-cell>
          <table:table-cell office:value-type="float" office:value="0.006422" calcext:value-type="float">
            <text:p>0.01</text:p>
          </table:table-cell>
          <table:table-cell table:style-name="ce1" office:value-type="float" office:value="71.390318" calcext:value-type="float">
            <text:p>71.39</text:p>
          </table:table-cell>
          <table:table-cell table:style-name="ce1" office:value-type="float" office:value="51.449666" calcext:value-type="float">
            <text:p>51.45</text:p>
          </table:table-cell>
          <table:table-cell table:style-name="ce1" office:value-type="float" office:value="7.103974" calcext:value-type="float">
            <text:p>7.10</text:p>
          </table:table-cell>
          <table:table-cell table:style-name="ce1" office:value-type="float" office:value="12.825559" calcext:value-type="float">
            <text:p>12.83</text:p>
          </table:table-cell>
          <table:table-cell table:style-name="ce1" office:value-type="float" office:value="71.390463" calcext:value-type="float">
            <text:p>71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6.377072" calcext:value-type="float">
            <text:p>76.38</text:p>
          </table:table-cell>
          <table:table-cell office:value-type="float" office:value="0.002108" calcext:value-type="float">
            <text:p>0.00</text:p>
          </table:table-cell>
          <table:table-cell table:style-name="ce1" office:value-type="float" office:value="76.379246" calcext:value-type="float">
            <text:p>76.38</text:p>
          </table:table-cell>
          <table:table-cell table:style-name="ce1" office:value-type="float" office:value="61.37422" calcext:value-type="float">
            <text:p>61.37</text:p>
          </table:table-cell>
          <table:table-cell table:style-name="ce1" office:value-type="float" office:value="5.395715" calcext:value-type="float">
            <text:p>5.40</text:p>
          </table:table-cell>
          <table:table-cell table:style-name="ce1" office:value-type="float" office:value="9.593537" calcext:value-type="float">
            <text:p>9.59</text:p>
          </table:table-cell>
          <table:table-cell table:style-name="ce1" office:value-type="float" office:value="76.37938" calcext:value-type="float">
            <text:p>76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2.51682" calcext:value-type="float">
            <text:p>82.52</text:p>
          </table:table-cell>
          <table:table-cell office:value-type="float" office:value="0.007161" calcext:value-type="float">
            <text:p>0.01</text:p>
          </table:table-cell>
          <table:table-cell table:style-name="ce1" office:value-type="float" office:value="82.518748" calcext:value-type="float">
            <text:p>82.52</text:p>
          </table:table-cell>
          <table:table-cell table:style-name="ce1" office:value-type="float" office:value="70.427287" calcext:value-type="float">
            <text:p>70.43</text:p>
          </table:table-cell>
          <table:table-cell table:style-name="ce1" office:value-type="float" office:value="4.362353" calcext:value-type="float">
            <text:p>4.36</text:p>
          </table:table-cell>
          <table:table-cell table:style-name="ce1" office:value-type="float" office:value="7.701037" calcext:value-type="float">
            <text:p>7.70</text:p>
          </table:table-cell>
          <table:table-cell table:style-name="ce1" office:value-type="float" office:value="82.518871" calcext:value-type="float">
            <text:p>82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9.007324" calcext:value-type="float">
            <text:p>89.01</text:p>
          </table:table-cell>
          <table:table-cell office:value-type="float" office:value="0.002126" calcext:value-type="float">
            <text:p>0.00</text:p>
          </table:table-cell>
          <table:table-cell table:style-name="ce1" office:value-type="float" office:value="89.009065" calcext:value-type="float">
            <text:p>89.01</text:p>
          </table:table-cell>
          <table:table-cell table:style-name="ce1" office:value-type="float" office:value="78.968269" calcext:value-type="float">
            <text:p>78.97</text:p>
          </table:table-cell>
          <table:table-cell table:style-name="ce1" office:value-type="float" office:value="3.647938" calcext:value-type="float">
            <text:p>3.65</text:p>
          </table:table-cell>
          <table:table-cell table:style-name="ce1" office:value-type="float" office:value="6.379275" calcext:value-type="float">
            <text:p>6.38</text:p>
          </table:table-cell>
          <table:table-cell table:style-name="ce1" office:value-type="float" office:value="89.009192" calcext:value-type="float">
            <text:p>89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7.404735" calcext:value-type="float">
            <text:p>97.40</text:p>
          </table:table-cell>
          <table:table-cell office:value-type="float" office:value="0.002248" calcext:value-type="float">
            <text:p>0.00</text:p>
          </table:table-cell>
          <table:table-cell table:style-name="ce1" office:value-type="float" office:value="97.406407" calcext:value-type="float">
            <text:p>97.41</text:p>
          </table:table-cell>
          <table:table-cell table:style-name="ce1" office:value-type="float" office:value="88.818654" calcext:value-type="float">
            <text:p>88.82</text:p>
          </table:table-cell>
          <table:table-cell table:style-name="ce1" office:value-type="float" office:value="3.114035" calcext:value-type="float">
            <text:p>3.11</text:p>
          </table:table-cell>
          <table:table-cell table:style-name="ce1" office:value-type="float" office:value="5.457863" calcext:value-type="float">
            <text:p>5.46</text:p>
          </table:table-cell>
          <table:table-cell table:style-name="ce1" office:value-type="float" office:value="97.406533" calcext:value-type="float">
            <text:p>97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108.287201" calcext:value-type="float">
            <text:p>108.29</text:p>
          </table:table-cell>
          <table:table-cell office:value-type="float" office:value="0.002453" calcext:value-type="float">
            <text:p>0.00</text:p>
          </table:table-cell>
          <table:table-cell table:style-name="ce1" office:value-type="float" office:value="108.288759" calcext:value-type="float">
            <text:p>108.29</text:p>
          </table:table-cell>
          <table:table-cell table:style-name="ce1" office:value-type="float" office:value="100.807263" calcext:value-type="float">
            <text:p>100.81</text:p>
          </table:table-cell>
          <table:table-cell table:style-name="ce1" office:value-type="float" office:value="2.688629" calcext:value-type="float">
            <text:p>2.69</text:p>
          </table:table-cell>
          <table:table-cell table:style-name="ce1" office:value-type="float" office:value="4.757463" calcext:value-type="float">
            <text:p>4.76</text:p>
          </table:table-cell>
          <table:table-cell table:style-name="ce1" office:value-type="float" office:value="108.288885" calcext:value-type="float">
            <text:p>108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1.845228" calcext:value-type="float">
            <text:p>121.85</text:p>
          </table:table-cell>
          <table:table-cell office:value-type="float" office:value="0.001669" calcext:value-type="float">
            <text:p>0.00</text:p>
          </table:table-cell>
          <table:table-cell table:style-name="ce1" office:value-type="float" office:value="121.846716" calcext:value-type="float">
            <text:p>121.85</text:p>
          </table:table-cell>
          <table:table-cell table:style-name="ce1" office:value-type="float" office:value="115.147182" calcext:value-type="float">
            <text:p>115.15</text:p>
          </table:table-cell>
          <table:table-cell table:style-name="ce1" office:value-type="float" office:value="2.421451" calcext:value-type="float">
            <text:p>2.42</text:p>
          </table:table-cell>
          <table:table-cell table:style-name="ce1" office:value-type="float" office:value="4.25883" calcext:value-type="float">
            <text:p>4.26</text:p>
          </table:table-cell>
          <table:table-cell table:style-name="ce1" office:value-type="float" office:value="121.846839" calcext:value-type="float">
            <text:p>121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7.805976" calcext:value-type="float">
            <text:p>137.81</text:p>
          </table:table-cell>
          <table:table-cell office:value-type="float" office:value="0.001655" calcext:value-type="float">
            <text:p>0.00</text:p>
          </table:table-cell>
          <table:table-cell table:style-name="ce1" office:value-type="float" office:value="137.807303" calcext:value-type="float">
            <text:p>137.81</text:p>
          </table:table-cell>
          <table:table-cell table:style-name="ce1" office:value-type="float" office:value="131.727083" calcext:value-type="float">
            <text:p>131.73</text:p>
          </table:table-cell>
          <table:table-cell table:style-name="ce1" office:value-type="float" office:value="2.197883" calcext:value-type="float">
            <text:p>2.20</text:p>
          </table:table-cell>
          <table:table-cell table:style-name="ce1" office:value-type="float" office:value="3.85785" calcext:value-type="float">
            <text:p>3.86</text:p>
          </table:table-cell>
          <table:table-cell table:style-name="ce1" office:value-type="float" office:value="137.807433" calcext:value-type="float">
            <text:p>137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4.32914" calcext:value-type="float">
            <text:p>164.33</text:p>
          </table:table-cell>
          <table:table-cell office:value-type="float" office:value="0.001889" calcext:value-type="float">
            <text:p>0.00</text:p>
          </table:table-cell>
          <table:table-cell table:style-name="ce1" office:value-type="float" office:value="164.330337" calcext:value-type="float">
            <text:p>164.33</text:p>
          </table:table-cell>
          <table:table-cell table:style-name="ce1" office:value-type="float" office:value="158.684119" calcext:value-type="float">
            <text:p>158.68</text:p>
          </table:table-cell>
          <table:table-cell table:style-name="ce1" office:value-type="float" office:value="2.10246" calcext:value-type="float">
            <text:p>2.10</text:p>
          </table:table-cell>
          <table:table-cell table:style-name="ce1" office:value-type="float" office:value="3.519997" calcext:value-type="float">
            <text:p>3.52</text:p>
          </table:table-cell>
          <table:table-cell table:style-name="ce1" office:value-type="float" office:value="164.330467" calcext:value-type="float">
            <text:p>164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2.004531" calcext:value-type="float">
            <text:p>202.00</text:p>
          </table:table-cell>
          <table:table-cell office:value-type="float" office:value="0.002056" calcext:value-type="float">
            <text:p>0.00</text:p>
          </table:table-cell>
          <table:table-cell table:style-name="ce1" office:value-type="float" office:value="202.005826" calcext:value-type="float">
            <text:p>202.01</text:p>
          </table:table-cell>
          <table:table-cell table:style-name="ce1" office:value-type="float" office:value="195.78863" calcext:value-type="float">
            <text:p>195.79</text:p>
          </table:table-cell>
          <table:table-cell table:style-name="ce1" office:value-type="float" office:value="2.897754" calcext:value-type="float">
            <text:p>2.90</text:p>
          </table:table-cell>
          <table:table-cell table:style-name="ce1" office:value-type="float" office:value="3.294012" calcext:value-type="float">
            <text:p>3.29</text:p>
          </table:table-cell>
          <table:table-cell table:style-name="ce1" office:value-type="float" office:value="202.005955" calcext:value-type="float">
            <text:p>202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64.56712" calcext:value-type="float">
            <text:p>264.57</text:p>
          </table:table-cell>
          <table:table-cell office:value-type="float" office:value="0.002034" calcext:value-type="float">
            <text:p>0.00</text:p>
          </table:table-cell>
          <table:table-cell table:style-name="ce1" office:value-type="float" office:value="264.568615" calcext:value-type="float">
            <text:p>264.57</text:p>
          </table:table-cell>
          <table:table-cell table:style-name="ce1" office:value-type="float" office:value="258.693763" calcext:value-type="float">
            <text:p>258.69</text:p>
          </table:table-cell>
          <table:table-cell table:style-name="ce1" office:value-type="float" office:value="2.795846" calcext:value-type="float">
            <text:p>2.80</text:p>
          </table:table-cell>
          <table:table-cell table:style-name="ce1" office:value-type="float" office:value="3.05103" calcext:value-type="float">
            <text:p>3.05</text:p>
          </table:table-cell>
          <table:table-cell table:style-name="ce1" office:value-type="float" office:value="264.568695" calcext:value-type="float">
            <text:p>264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86.807803" calcext:value-type="float">
            <text:p>386.81</text:p>
          </table:table-cell>
          <table:table-cell office:value-type="float" office:value="0.0026" calcext:value-type="float">
            <text:p>0.00</text:p>
          </table:table-cell>
          <table:table-cell table:style-name="ce1" office:value-type="float" office:value="386.809542" calcext:value-type="float">
            <text:p>386.81</text:p>
          </table:table-cell>
          <table:table-cell table:style-name="ce1" office:value-type="float" office:value="381.215802" calcext:value-type="float">
            <text:p>381.22</text:p>
          </table:table-cell>
          <table:table-cell table:style-name="ce1" office:value-type="float" office:value="2.707994" calcext:value-type="float">
            <text:p>2.71</text:p>
          </table:table-cell>
          <table:table-cell table:style-name="ce1" office:value-type="float" office:value="2.855653" calcext:value-type="float">
            <text:p>2.86</text:p>
          </table:table-cell>
          <table:table-cell table:style-name="ce1" office:value-type="float" office:value="386.809674" calcext:value-type="float">
            <text:p>386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80.130996" calcext:value-type="float">
            <text:p>780.13</text:p>
          </table:table-cell>
          <table:table-cell office:value-type="float" office:value="0.00428" calcext:value-type="float">
            <text:p>0.00</text:p>
          </table:table-cell>
          <table:table-cell table:style-name="ce1" office:value-type="float" office:value="780.133694" calcext:value-type="float">
            <text:p>780.13</text:p>
          </table:table-cell>
          <table:table-cell table:style-name="ce1" office:value-type="float" office:value="774.112931" calcext:value-type="float">
            <text:p>774.11</text:p>
          </table:table-cell>
          <table:table-cell table:style-name="ce1" office:value-type="float" office:value="3.187205" calcext:value-type="float">
            <text:p>3.19</text:p>
          </table:table-cell>
          <table:table-cell table:style-name="ce1" office:value-type="float" office:value="2.79766" calcext:value-type="float">
            <text:p>2.80</text:p>
          </table:table-cell>
          <table:table-cell table:style-name="ce1" office:value-type="float" office:value="780.133822" calcext:value-type="float">
            <text:p>780.13</text:p>
          </table:table-cell>
        </table:table-row>
      </table:table>
      <table:table table:name="DRAM_2409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/>
          <table:table-cell office:value-type="string" calcext:value-type="string">
            <text:p>Selvstendig te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893.108727" calcext:value-type="float">
            <text:p>3893.11</text:p>
          </table:table-cell>
          <table:table-cell table:style-name="ce5" table:formula="of:=(3*[.C2]*8+1.5*[.C3])*50000*8*0.000001/[.D31]" office:value-type="float" office:value="1687.7785493895" calcext:value-type="float">
            <text:p>1,687.78</text:p>
          </table:table-cell>
          <table:table-cell table:style-name="ce1" office:value-type="float" office:value="3831.160703" calcext:value-type="float">
            <text:p>3831.16</text:p>
          </table:table-cell>
          <table:table-cell table:style-name="ce5" table:formula="of:=(4*[.C2]+1.5*[.C3])*50000*8*0.000001/[.D13]" office:value-type="float" office:value="2923.39603275577" calcext:value-type="float">
            <text:p>2,923.40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 office:value-type="float" office:value="61.948024" calcext:value-type="float">
            <text:p>61.95</text:p>
          </table:table-cell>
          <table:table-cell table:style-name="ce1" table:formula="of:=[.C2]*50000*8*0.000001/[.G13]" office:value-type="float" office:value="6457.02597390354" calcext:value-type="float">
            <text:p>6457.03</text:p>
          </table:table-cell>
          <table:table-cell/>
          <table:table-cell table:style-name="ce1" office:value-type="float" office:value="1.28315" calcext:value-type="float">
            <text:p>1.28</text:p>
          </table:table-cell>
          <table:table-cell table:style-name="ce1" office:value-type="float" office:value="6234.657105" calcext:value-type="float">
            <text:p>6234.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959.241866" calcext:value-type="float">
            <text:p>1959.24</text:p>
          </table:table-cell>
          <table:table-cell table:style-name="ce5" table:formula="of:=(3*[.C2]*8+1.5*[.C3])*50000*8*0.000001/[.D32]" office:value-type="float" office:value="822.079690349983" calcext:value-type="float">
            <text:p>822.08</text:p>
          </table:table-cell>
          <table:table-cell table:style-name="ce1" office:value-type="float" office:value="1928.742684" calcext:value-type="float">
            <text:p>1928.74</text:p>
          </table:table-cell>
          <table:table-cell table:style-name="ce5" table:formula="of:=(4*[.C2]+1.5*[.C3])*50000*8*0.000001/[.D14]" office:value-type="float" office:value="5806.89176058075" calcext:value-type="float">
            <text:p>5,806.89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 office:value-type="float" office:value="30.499182" calcext:value-type="float">
            <text:p>30.50</text:p>
          </table:table-cell>
          <table:table-cell table:style-name="ce1" table:formula="of:=[.C2]*50000*8*0.000001/[.G14]" office:value-type="float" office:value="13115.1058411993" calcext:value-type="float">
            <text:p>13115.11</text:p>
          </table:table-cell>
          <table:table-cell/>
          <table:table-cell table:style-name="ce1" office:value-type="float" office:value="0.661722" calcext:value-type="float">
            <text:p>0.66</text:p>
          </table:table-cell>
          <table:table-cell table:style-name="ce1" office:value-type="float" office:value="12089.665728" calcext:value-type="float">
            <text:p>12089.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310.682407" calcext:value-type="float">
            <text:p>1310.68</text:p>
          </table:table-cell>
          <table:table-cell table:style-name="ce5" table:formula="of:=(3*[.C2]*8+1.5*[.C3])*50000*8*0.000001/[.D33]" office:value-type="float" office:value="529.880280174198" calcext:value-type="float">
            <text:p>529.88</text:p>
          </table:table-cell>
          <table:table-cell table:style-name="ce1" office:value-type="float" office:value="1290.128665" calcext:value-type="float">
            <text:p>1290.13</text:p>
          </table:table-cell>
          <table:table-cell table:style-name="ce5" table:formula="of:=(4*[.C2]+1.5*[.C3])*50000*8*0.000001/[.D15]" office:value-type="float" office:value="8681.30466661633" calcext:value-type="float">
            <text:p>8,681.30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 office:value-type="float" office:value="20.553742" calcext:value-type="float">
            <text:p>20.55</text:p>
          </table:table-cell>
          <table:table-cell table:style-name="ce1" table:formula="of:=[.C2]*50000*8*0.000001/[.G15]" office:value-type="float" office:value="19461.1764612011" calcext:value-type="float">
            <text:p>19461.18</text:p>
          </table:table-cell>
          <table:table-cell/>
          <table:table-cell table:style-name="ce1" office:value-type="float" office:value="0.458808" calcext:value-type="float">
            <text:p>0.46</text:p>
          </table:table-cell>
          <table:table-cell table:style-name="ce1" office:value-type="float" office:value="17436.489675" calcext:value-type="float">
            <text:p>17436.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998.197672" calcext:value-type="float">
            <text:p>998.20</text:p>
          </table:table-cell>
          <table:table-cell table:style-name="ce5" table:formula="of:=(3*[.C2]*8+1.5*[.C3])*50000*8*0.000001/[.D34]" office:value-type="float" office:value="399.43164205932" calcext:value-type="float">
            <text:p>399.43</text:p>
          </table:table-cell>
          <table:table-cell table:style-name="ce1" office:value-type="float" office:value="982.626165" calcext:value-type="float">
            <text:p>982.63</text:p>
          </table:table-cell>
          <table:table-cell table:style-name="ce5" table:formula="of:=(4*[.C2]+1.5*[.C3])*50000*8*0.000001/[.D16]" office:value-type="float" office:value="11398.0274482107" calcext:value-type="float">
            <text:p>11,398.03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 office:value-type="float" office:value="15.571507" calcext:value-type="float">
            <text:p>15.57</text:p>
          </table:table-cell>
          <table:table-cell table:style-name="ce1" table:formula="of:=[.C2]*50000*8*0.000001/[.G16]" office:value-type="float" office:value="25687.9440120985" calcext:value-type="float">
            <text:p>25687.94</text:p>
          </table:table-cell>
          <table:table-cell/>
          <table:table-cell table:style-name="ce1" office:value-type="float" office:value="0.36058" calcext:value-type="float">
            <text:p>0.36</text:p>
          </table:table-cell>
          <table:table-cell table:style-name="ce1" office:value-type="float" office:value="22186.479342" calcext:value-type="float">
            <text:p>22186.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07.379912" calcext:value-type="float">
            <text:p>807.38</text:p>
          </table:table-cell>
          <table:table-cell table:style-name="ce5" table:formula="of:=(3*[.C2]*8+1.5*[.C3])*50000*8*0.000001/[.D35]" office:value-type="float" office:value="358.775901471168" calcext:value-type="float">
            <text:p>358.78</text:p>
          </table:table-cell>
          <table:table-cell table:style-name="ce1" office:value-type="float" office:value="794.772278" calcext:value-type="float">
            <text:p>794.77</text:p>
          </table:table-cell>
          <table:table-cell table:style-name="ce5" table:formula="of:=(4*[.C2]+1.5*[.C3])*50000*8*0.000001/[.D17]" office:value-type="float" office:value="14092.0868908314" calcext:value-type="float">
            <text:p>14,092.09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 office:value-type="float" office:value="12.607634" calcext:value-type="float">
            <text:p>12.61</text:p>
          </table:table-cell>
          <table:table-cell table:style-name="ce1" table:formula="of:=[.C2]*50000*8*0.000001/[.G17]" office:value-type="float" office:value="31726.8093283799" calcext:value-type="float">
            <text:p>31726.81</text:p>
          </table:table-cell>
          <table:table-cell/>
          <table:table-cell table:style-name="ce1" office:value-type="float" office:value="0.292524" calcext:value-type="float">
            <text:p>0.29</text:p>
          </table:table-cell>
          <table:table-cell table:style-name="ce1" office:value-type="float" office:value="27348.174109" calcext:value-type="float">
            <text:p>27348.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80.519342" calcext:value-type="float">
            <text:p>680.52</text:p>
          </table:table-cell>
          <table:table-cell table:style-name="ce5" table:formula="of:=(3*[.C2]*8+1.5*[.C3])*50000*8*0.000001/[.D36]" office:value-type="float" office:value="338.584926622298" calcext:value-type="float">
            <text:p>338.58</text:p>
          </table:table-cell>
          <table:table-cell table:style-name="ce1" office:value-type="float" office:value="669.96369" calcext:value-type="float">
            <text:p>669.96</text:p>
          </table:table-cell>
          <table:table-cell table:style-name="ce5" table:formula="of:=(4*[.C2]+1.5*[.C3])*50000*8*0.000001/[.D18]" office:value-type="float" office:value="16717.3238895977" calcext:value-type="float">
            <text:p>16,717.32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 office:value-type="float" office:value="10.555652" calcext:value-type="float">
            <text:p>10.56</text:p>
          </table:table-cell>
          <table:table-cell table:style-name="ce1" table:formula="of:=[.C2]*50000*8*0.000001/[.G18]" office:value-type="float" office:value="37894.3906070416" calcext:value-type="float">
            <text:p>37894.39</text:p>
          </table:table-cell>
          <table:table-cell/>
          <table:table-cell table:style-name="ce1" office:value-type="float" office:value="0.246402" calcext:value-type="float">
            <text:p>0.25</text:p>
          </table:table-cell>
          <table:table-cell table:style-name="ce1" office:value-type="float" office:value="32467.265611" calcext:value-type="float">
            <text:p>32467.2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90.546213" calcext:value-type="float">
            <text:p>590.55</text:p>
          </table:table-cell>
          <table:table-cell table:style-name="ce5" table:formula="of:=(3*[.C2]*8+1.5*[.C3])*50000*8*0.000001/[.D37]" office:value-type="float" office:value="322.679313903109" calcext:value-type="float">
            <text:p>322.68</text:p>
          </table:table-cell>
          <table:table-cell table:style-name="ce1" office:value-type="float" office:value="581.464213" calcext:value-type="float">
            <text:p>581.46</text:p>
          </table:table-cell>
          <table:table-cell table:style-name="ce5" table:formula="of:=(4*[.C2]+1.5*[.C3])*50000*8*0.000001/[.D19]" office:value-type="float" office:value="19261.718519554" calcext:value-type="float">
            <text:p>19,261.72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 office:value-type="float" office:value="9.082" calcext:value-type="float">
            <text:p>9.08</text:p>
          </table:table-cell>
          <table:table-cell table:style-name="ce1" table:formula="of:=[.C2]*50000*8*0.000001/[.G19]" office:value-type="float" office:value="44043.1622990531" calcext:value-type="float">
            <text:p>44043.16</text:p>
          </table:table-cell>
          <table:table-cell/>
          <table:table-cell table:style-name="ce1" office:value-type="float" office:value="0.212981" calcext:value-type="float">
            <text:p>0.21</text:p>
          </table:table-cell>
          <table:table-cell table:style-name="ce1" office:value-type="float" office:value="37562.038582" calcext:value-type="float">
            <text:p>37562.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30.257489" calcext:value-type="float">
            <text:p>530.26</text:p>
          </table:table-cell>
          <table:table-cell table:style-name="ce5" table:formula="of:=(3*[.C2]*8+1.5*[.C3])*50000*8*0.000001/[.D38]" office:value-type="float" office:value="306.367660340387" calcext:value-type="float">
            <text:p>306.37</text:p>
          </table:table-cell>
          <table:table-cell table:style-name="ce1" office:value-type="float" office:value="522.041276" calcext:value-type="float">
            <text:p>522.04</text:p>
          </table:table-cell>
          <table:table-cell table:style-name="ce5" table:formula="of:=(4*[.C2]+1.5*[.C3])*50000*8*0.000001/[.D20]" office:value-type="float" office:value="21454.2422503772" calcext:value-type="float">
            <text:p>21,454.24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 office:value-type="float" office:value="8.216213" calcext:value-type="float">
            <text:p>8.22</text:p>
          </table:table-cell>
          <table:table-cell table:style-name="ce1" table:formula="of:=[.C2]*50000*8*0.000001/[.G20]" office:value-type="float" office:value="48684.2295836293" calcext:value-type="float">
            <text:p>48684.23</text:p>
          </table:table-cell>
          <table:table-cell/>
          <table:table-cell table:style-name="ce1" office:value-type="float" office:value="0.191142" calcext:value-type="float">
            <text:p>0.19</text:p>
          </table:table-cell>
          <table:table-cell table:style-name="ce1" office:value-type="float" office:value="41853.734594" calcext:value-type="float">
            <text:p>41853.7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78.90322" calcext:value-type="float">
            <text:p>478.90</text:p>
          </table:table-cell>
          <table:table-cell table:style-name="ce5" table:formula="of:=(3*[.C2]*8+1.5*[.C3])*50000*8*0.000001/[.D39]" office:value-type="float" office:value="292.640547481691" calcext:value-type="float">
            <text:p>292.64</text:p>
          </table:table-cell>
          <table:table-cell table:style-name="ce1" office:value-type="float" office:value="471.198649" calcext:value-type="float">
            <text:p>471.20</text:p>
          </table:table-cell>
          <table:table-cell table:style-name="ce5" table:formula="of:=(4*[.C2]+1.5*[.C3])*50000*8*0.000001/[.D21]" office:value-type="float" office:value="23769.1683194958" calcext:value-type="float">
            <text:p>23,769.17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 office:value-type="float" office:value="7.704571" calcext:value-type="float">
            <text:p>7.70</text:p>
          </table:table-cell>
          <table:table-cell table:style-name="ce1" table:formula="of:=[.C2]*50000*8*0.000001/[.G21]" office:value-type="float" office:value="51917.2319912426" calcext:value-type="float">
            <text:p>51917.23</text:p>
          </table:table-cell>
          <table:table-cell/>
          <table:table-cell table:style-name="ce1" office:value-type="float" office:value="0.177884" calcext:value-type="float">
            <text:p>0.18</text:p>
          </table:table-cell>
          <table:table-cell table:style-name="ce1" office:value-type="float" office:value="44973.163079" calcext:value-type="float">
            <text:p>44973.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6.873734" calcext:value-type="float">
            <text:p>436.87</text:p>
          </table:table-cell>
          <table:table-cell table:style-name="ce5" table:formula="of:=(3*[.C2]*8+1.5*[.C3])*50000*8*0.000001/[.D40]" office:value-type="float" office:value="282.392393054912" calcext:value-type="float">
            <text:p>282.39</text:p>
          </table:table-cell>
          <table:table-cell table:style-name="ce1" office:value-type="float" office:value="429.955904" calcext:value-type="float">
            <text:p>429.96</text:p>
          </table:table-cell>
          <table:table-cell table:style-name="ce5" table:formula="of:=(4*[.C2]+1.5*[.C3])*50000*8*0.000001/[.D22]" office:value-type="float" office:value="26049.1829413279" calcext:value-type="float">
            <text:p>26,049.18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6.91783" calcext:value-type="float">
            <text:p>6.92</text:p>
          </table:table-cell>
          <table:table-cell table:style-name="ce1" table:formula="of:=[.C2]*50000*8*0.000001/[.G22]" office:value-type="float" office:value="57821.6001260511" calcext:value-type="float">
            <text:p>57821.60</text:p>
          </table:table-cell>
          <table:table-cell/>
          <table:table-cell table:style-name="ce1" office:value-type="float" office:value="0.159237" calcext:value-type="float">
            <text:p>0.16</text:p>
          </table:table-cell>
          <table:table-cell table:style-name="ce1" office:value-type="float" office:value="50239.609036" calcext:value-type="float">
            <text:p>50239.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02.186307" calcext:value-type="float">
            <text:p>402.19</text:p>
          </table:table-cell>
          <table:table-cell table:style-name="ce5" table:formula="of:=(3*[.C2]*8+1.5*[.C3])*50000*8*0.000001/[.D41]" office:value-type="float" office:value="274.639214188548" calcext:value-type="float">
            <text:p>274.64</text:p>
          </table:table-cell>
          <table:table-cell table:style-name="ce1" office:value-type="float" office:value="395.82123" calcext:value-type="float">
            <text:p>395.82</text:p>
          </table:table-cell>
          <table:table-cell table:style-name="ce5" table:formula="of:=(4*[.C2]+1.5*[.C3])*50000*8*0.000001/[.D23]" office:value-type="float" office:value="28295.6020322609" calcext:value-type="float">
            <text:p>28,295.60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365077" calcext:value-type="float">
            <text:p>6.37</text:p>
          </table:table-cell>
          <table:table-cell table:style-name="ce1" table:formula="of:=[.C2]*50000*8*0.000001/[.G23]" office:value-type="float" office:value="62842.9161186895" calcext:value-type="float">
            <text:p>62842.92</text:p>
          </table:table-cell>
          <table:table-cell/>
          <table:table-cell table:style-name="ce1" office:value-type="float" office:value="0.144974" calcext:value-type="float">
            <text:p>0.14</text:p>
          </table:table-cell>
          <table:table-cell table:style-name="ce1" office:value-type="float" office:value="55182.311102" calcext:value-type="float">
            <text:p>55182.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77.230696" calcext:value-type="float">
            <text:p>377.23</text:p>
          </table:table-cell>
          <table:table-cell table:style-name="ce5" table:formula="of:=(3*[.C2]*8+1.5*[.C3])*50000*8*0.000001/[.D42]" office:value-type="float" office:value="270.839857470525" calcext:value-type="float">
            <text:p>270.84</text:p>
          </table:table-cell>
          <table:table-cell table:style-name="ce1" office:value-type="float" office:value="371.157447" calcext:value-type="float">
            <text:p>371.16</text:p>
          </table:table-cell>
          <table:table-cell table:style-name="ce5" table:formula="of:=(4*[.C2]+1.5*[.C3])*50000*8*0.000001/[.D24]" office:value-type="float" office:value="30175.8730439807" calcext:value-type="float">
            <text:p>30,175.87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073249" calcext:value-type="float">
            <text:p>6.07</text:p>
          </table:table-cell>
          <table:table-cell table:style-name="ce1" table:formula="of:=[.C2]*50000*8*0.000001/[.G24]" office:value-type="float" office:value="65862.6050076327" calcext:value-type="float">
            <text:p>65862.61</text:p>
          </table:table-cell>
          <table:table-cell/>
          <table:table-cell table:style-name="ce1" office:value-type="float" office:value="0.138013" calcext:value-type="float">
            <text:p>0.14</text:p>
          </table:table-cell>
          <table:table-cell table:style-name="ce1" office:value-type="float" office:value="57965.60183" calcext:value-type="float">
            <text:p>57965.6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58.129556" calcext:value-type="float">
            <text:p>358.13</text:p>
          </table:table-cell>
          <table:table-cell table:style-name="ce5" table:formula="of:=(3*[.C2]*8+1.5*[.C3])*50000*8*0.000001/[.D43]" office:value-type="float" office:value="266.136242350316" calcext:value-type="float">
            <text:p>266.14</text:p>
          </table:table-cell>
          <table:table-cell table:style-name="ce1" office:value-type="float" office:value="352.178601" calcext:value-type="float">
            <text:p>352.18</text:p>
          </table:table-cell>
          <table:table-cell table:style-name="ce5" table:formula="of:=(4*[.C2]+1.5*[.C3])*50000*8*0.000001/[.D25]" office:value-type="float" office:value="31802.0458034587" calcext:value-type="float">
            <text:p>31,802.05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5.950955" calcext:value-type="float">
            <text:p>5.95</text:p>
          </table:table-cell>
          <table:table-cell table:style-name="ce1" table:formula="of:=[.C2]*50000*8*0.000001/[.G25]" office:value-type="float" office:value="67216.1022894645" calcext:value-type="float">
            <text:p>67216.10</text:p>
          </table:table-cell>
          <table:table-cell/>
          <table:table-cell table:style-name="ce1" office:value-type="float" office:value="0.134284" calcext:value-type="float">
            <text:p>0.13</text:p>
          </table:table-cell>
          <table:table-cell table:style-name="ce1" office:value-type="float" office:value="59575.219982" calcext:value-type="float">
            <text:p>59575.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2.914191" calcext:value-type="float">
            <text:p>332.91</text:p>
          </table:table-cell>
          <table:table-cell table:style-name="ce5" table:formula="of:=(3*[.C2]*8+1.5*[.C3])*50000*8*0.000001/[.D44]" office:value-type="float" office:value="264.375777120204" calcext:value-type="float">
            <text:p>264.38</text:p>
          </table:table-cell>
          <table:table-cell table:style-name="ce1" office:value-type="float" office:value="327.319969" calcext:value-type="float">
            <text:p>327.32</text:p>
          </table:table-cell>
          <table:table-cell table:style-name="ce5" table:formula="of:=(4*[.C2]+1.5*[.C3])*50000*8*0.000001/[.D26]" office:value-type="float" office:value="34217.2829669307" calcext:value-type="float">
            <text:p>34,217.28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594222" calcext:value-type="float">
            <text:p>5.59</text:p>
          </table:table-cell>
          <table:table-cell table:style-name="ce1" table:formula="of:=[.C2]*50000*8*0.000001/[.G26]" office:value-type="float" office:value="71502.3465282572" calcext:value-type="float">
            <text:p>71502.35</text:p>
          </table:table-cell>
          <table:table-cell/>
          <table:table-cell table:style-name="ce1" office:value-type="float" office:value="0.123013" calcext:value-type="float">
            <text:p>0.12</text:p>
          </table:table-cell>
          <table:table-cell table:style-name="ce1" office:value-type="float" office:value="65033.766576" calcext:value-type="float">
            <text:p>65033.77</text:p>
          </table:table-cell>
          <table:table-cell table:style-name="ce9"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11.199078" calcext:value-type="float">
            <text:p>311.20</text:p>
          </table:table-cell>
          <table:table-cell table:style-name="ce5" table:formula="of:=(3*[.C2]*8+1.5*[.C3])*50000*8*0.000001/[.D45]" office:value-type="float" office:value="263.831939054822" calcext:value-type="float">
            <text:p>263.83</text:p>
          </table:table-cell>
          <table:table-cell table:style-name="ce1" office:value-type="float" office:value="305.912383" calcext:value-type="float">
            <text:p>305.91</text:p>
          </table:table-cell>
          <table:table-cell table:style-name="ce5" table:formula="of:=(4*[.C2]+1.5*[.C3])*50000*8*0.000001/[.D27]" office:value-type="float" office:value="36611.7902458365" calcext:value-type="float">
            <text:p>36,611.79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286695" calcext:value-type="float">
            <text:p>5.29</text:p>
          </table:table-cell>
          <table:table-cell table:style-name="ce1" table:formula="of:=[.C2]*50000*8*0.000001/[.G27]" office:value-type="float" office:value="75661.637374579" calcext:value-type="float">
            <text:p>75661.64</text:p>
          </table:table-cell>
          <table:table-cell/>
          <table:table-cell table:style-name="ce1" office:value-type="float" office:value="0.114572" calcext:value-type="float">
            <text:p>0.11</text:p>
          </table:table-cell>
          <table:table-cell table:style-name="ce1" office:value-type="float" office:value="69825.058787" calcext:value-type="float">
            <text:p>69825.06</text:p>
          </table:table-cell>
          <table:table-cell table:style-name="ce9"/>
          <table:table-cell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95.222306" calcext:value-type="float">
            <text:p>295.22</text:p>
          </table:table-cell>
          <table:table-cell table:style-name="ce5" table:formula="of:=(3*[.C2]*8+1.5*[.C3])*50000*8*0.000001/[.D46]" office:value-type="float" office:value="264.057267419872" calcext:value-type="float">
            <text:p>264.06</text:p>
          </table:table-cell>
          <table:table-cell table:style-name="ce1" office:value-type="float" office:value="290.219793" calcext:value-type="float">
            <text:p>290.22</text:p>
          </table:table-cell>
          <table:table-cell table:style-name="ce5" table:formula="of:=(4*[.C2]+1.5*[.C3])*50000*8*0.000001/[.D28]" office:value-type="float" office:value="38591.4409359392" calcext:value-type="float">
            <text:p>38,591.44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002513" calcext:value-type="float">
            <text:p>5.00</text:p>
          </table:table-cell>
          <table:table-cell table:style-name="ce1" table:formula="of:=[.C2]*50000*8*0.000001/[.G28]" office:value-type="float" office:value="79959.8121983891" calcext:value-type="float">
            <text:p>79959.81</text:p>
          </table:table-cell>
          <table:table-cell/>
          <table:table-cell table:style-name="ce1" office:value-type="float" office:value="0.109742" calcext:value-type="float">
            <text:p>0.11</text:p>
          </table:table-cell>
          <table:table-cell table:style-name="ce1" office:value-type="float" office:value="72898.301292" calcext:value-type="float">
            <text:p>72898.30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 office:value-type="string" calcext:value-type="string">
            <text:p>N</text:p>
          </table:table-cell>
          <table:table-cell table:style-name="ce4" office:value-type="float" office:value="50000" calcext:value-type="float">
            <text:p>50,000</text:p>
          </table:table-cell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 office:value-type="string" calcext:value-type="string">
            <text:p>1/1000000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formula="of:=3*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e</text:p>
          </table:table-cell>
          <table:table-cell table:formula="of:=1.5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Time</text:p>
          </table:table-cell>
          <table:table-cell table:style-name="ce1" table:formula="of:=(8*[.N26]+16*[.N26]+0.5*[.N27]+2*[.N27])*[.N29]*[.N30]*[.N31]/[.D31]" office:value-type="float" office:value="2250.371399186" calcext:value-type="float">
            <text:p>2250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  <table:table-cell table:formula="of:=(8*[.N26]+16*[.N26]+0.5*[.N27]+2*[.N27])*[.N29]*[.N30]*[.N31]/[.D46]" office:value-type="float" office:value="352.076356559829" calcext:value-type="float">
            <text:p>352.0763565598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3"/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</table:table>
      <table:table table:name="DRAM_1109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/>
          <table:table-cell office:value-type="string" calcext:value-type="string">
            <text:p>Selvstendig te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893.108727" calcext:value-type="float">
            <text:p>3893.11</text:p>
          </table:table-cell>
          <table:table-cell table:style-name="ce5" table:formula="of:=(3*[.C2]*8+1.5*[.C3])*50000*8*0.000001/[.D31]" office:value-type="float" office:value="1687.7785493895" calcext:value-type="float">
            <text:p>1,687.78</text:p>
          </table:table-cell>
          <table:table-cell table:style-name="ce1" office:value-type="float" office:value="3831.160703" calcext:value-type="float">
            <text:p>3831.16</text:p>
          </table:table-cell>
          <table:table-cell table:style-name="ce5" table:formula="of:=(4*[.C2]+1.5*[.C3])*50000*8*0.000001/[.D13]" office:value-type="float" office:value="2923.39603275577" calcext:value-type="float">
            <text:p>2,923.40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 office:value-type="float" office:value="61.948024" calcext:value-type="float">
            <text:p>61.95</text:p>
          </table:table-cell>
          <table:table-cell table:style-name="ce1" table:formula="of:=[.C2]*50000*8*0.000001/[.G13]" office:value-type="float" office:value="6457.02597390354" calcext:value-type="float">
            <text:p>6457.03</text:p>
          </table:table-cell>
          <table:table-cell/>
          <table:table-cell table:style-name="ce1" office:value-type="float" office:value="1.28315" calcext:value-type="float">
            <text:p>1.28</text:p>
          </table:table-cell>
          <table:table-cell table:style-name="ce1" office:value-type="float" office:value="6234.657105" calcext:value-type="float">
            <text:p>6234.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959.241866" calcext:value-type="float">
            <text:p>1959.24</text:p>
          </table:table-cell>
          <table:table-cell table:style-name="ce5" table:formula="of:=(3*[.C2]*8+1.5*[.C3])*50000*8*0.000001/[.D32]" office:value-type="float" office:value="822.079690349983" calcext:value-type="float">
            <text:p>822.08</text:p>
          </table:table-cell>
          <table:table-cell table:style-name="ce1" office:value-type="float" office:value="1928.742684" calcext:value-type="float">
            <text:p>1928.74</text:p>
          </table:table-cell>
          <table:table-cell table:style-name="ce5" table:formula="of:=(4*[.C2]+1.5*[.C3])*50000*8*0.000001/[.D14]" office:value-type="float" office:value="5806.89176058075" calcext:value-type="float">
            <text:p>5,806.89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 office:value-type="float" office:value="30.499182" calcext:value-type="float">
            <text:p>30.50</text:p>
          </table:table-cell>
          <table:table-cell table:style-name="ce1" table:formula="of:=[.C2]*50000*8*0.000001/[.G14]" office:value-type="float" office:value="13115.1058411993" calcext:value-type="float">
            <text:p>13115.11</text:p>
          </table:table-cell>
          <table:table-cell/>
          <table:table-cell table:style-name="ce1" office:value-type="float" office:value="0.661722" calcext:value-type="float">
            <text:p>0.66</text:p>
          </table:table-cell>
          <table:table-cell table:style-name="ce1" office:value-type="float" office:value="12089.665728" calcext:value-type="float">
            <text:p>12089.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310.682407" calcext:value-type="float">
            <text:p>1310.68</text:p>
          </table:table-cell>
          <table:table-cell table:style-name="ce5" table:formula="of:=(3*[.C2]*8+1.5*[.C3])*50000*8*0.000001/[.D33]" office:value-type="float" office:value="529.880280174198" calcext:value-type="float">
            <text:p>529.88</text:p>
          </table:table-cell>
          <table:table-cell table:style-name="ce1" office:value-type="float" office:value="1290.128665" calcext:value-type="float">
            <text:p>1290.13</text:p>
          </table:table-cell>
          <table:table-cell table:style-name="ce5" table:formula="of:=(4*[.C2]+1.5*[.C3])*50000*8*0.000001/[.D15]" office:value-type="float" office:value="8681.30466661633" calcext:value-type="float">
            <text:p>8,681.30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 office:value-type="float" office:value="20.553742" calcext:value-type="float">
            <text:p>20.55</text:p>
          </table:table-cell>
          <table:table-cell table:style-name="ce1" table:formula="of:=[.C2]*50000*8*0.000001/[.G15]" office:value-type="float" office:value="19461.1764612011" calcext:value-type="float">
            <text:p>19461.18</text:p>
          </table:table-cell>
          <table:table-cell/>
          <table:table-cell table:style-name="ce1" office:value-type="float" office:value="0.458808" calcext:value-type="float">
            <text:p>0.46</text:p>
          </table:table-cell>
          <table:table-cell table:style-name="ce1" office:value-type="float" office:value="17436.489675" calcext:value-type="float">
            <text:p>17436.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998.197672" calcext:value-type="float">
            <text:p>998.20</text:p>
          </table:table-cell>
          <table:table-cell table:style-name="ce5" table:formula="of:=(3*[.C2]*8+1.5*[.C3])*50000*8*0.000001/[.D34]" office:value-type="float" office:value="399.43164205932" calcext:value-type="float">
            <text:p>399.43</text:p>
          </table:table-cell>
          <table:table-cell table:style-name="ce1" office:value-type="float" office:value="982.626165" calcext:value-type="float">
            <text:p>982.63</text:p>
          </table:table-cell>
          <table:table-cell table:style-name="ce5" table:formula="of:=(4*[.C2]+1.5*[.C3])*50000*8*0.000001/[.D16]" office:value-type="float" office:value="11398.0274482107" calcext:value-type="float">
            <text:p>11,398.03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 office:value-type="float" office:value="15.571507" calcext:value-type="float">
            <text:p>15.57</text:p>
          </table:table-cell>
          <table:table-cell table:style-name="ce1" table:formula="of:=[.C2]*50000*8*0.000001/[.G16]" office:value-type="float" office:value="25687.9440120985" calcext:value-type="float">
            <text:p>25687.94</text:p>
          </table:table-cell>
          <table:table-cell/>
          <table:table-cell table:style-name="ce1" office:value-type="float" office:value="0.36058" calcext:value-type="float">
            <text:p>0.36</text:p>
          </table:table-cell>
          <table:table-cell table:style-name="ce1" office:value-type="float" office:value="22186.479342" calcext:value-type="float">
            <text:p>22186.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07.379912" calcext:value-type="float">
            <text:p>807.38</text:p>
          </table:table-cell>
          <table:table-cell table:style-name="ce5" table:formula="of:=(3*[.C2]*8+1.5*[.C3])*50000*8*0.000001/[.D35]" office:value-type="float" office:value="358.775901471168" calcext:value-type="float">
            <text:p>358.78</text:p>
          </table:table-cell>
          <table:table-cell table:style-name="ce1" office:value-type="float" office:value="794.772278" calcext:value-type="float">
            <text:p>794.77</text:p>
          </table:table-cell>
          <table:table-cell table:style-name="ce5" table:formula="of:=(4*[.C2]+1.5*[.C3])*50000*8*0.000001/[.D17]" office:value-type="float" office:value="14092.0868908314" calcext:value-type="float">
            <text:p>14,092.09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 office:value-type="float" office:value="12.607634" calcext:value-type="float">
            <text:p>12.61</text:p>
          </table:table-cell>
          <table:table-cell table:style-name="ce1" table:formula="of:=[.C2]*50000*8*0.000001/[.G17]" office:value-type="float" office:value="31726.8093283799" calcext:value-type="float">
            <text:p>31726.81</text:p>
          </table:table-cell>
          <table:table-cell/>
          <table:table-cell table:style-name="ce1" office:value-type="float" office:value="0.292524" calcext:value-type="float">
            <text:p>0.29</text:p>
          </table:table-cell>
          <table:table-cell table:style-name="ce1" office:value-type="float" office:value="27348.174109" calcext:value-type="float">
            <text:p>27348.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80.519342" calcext:value-type="float">
            <text:p>680.52</text:p>
          </table:table-cell>
          <table:table-cell table:style-name="ce5" table:formula="of:=(3*[.C2]*8+1.5*[.C3])*50000*8*0.000001/[.D36]" office:value-type="float" office:value="338.584926622298" calcext:value-type="float">
            <text:p>338.58</text:p>
          </table:table-cell>
          <table:table-cell table:style-name="ce1" office:value-type="float" office:value="669.96369" calcext:value-type="float">
            <text:p>669.96</text:p>
          </table:table-cell>
          <table:table-cell table:style-name="ce5" table:formula="of:=(4*[.C2]+1.5*[.C3])*50000*8*0.000001/[.D18]" office:value-type="float" office:value="16717.3238895977" calcext:value-type="float">
            <text:p>16,717.32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 office:value-type="float" office:value="10.555652" calcext:value-type="float">
            <text:p>10.56</text:p>
          </table:table-cell>
          <table:table-cell table:style-name="ce1" table:formula="of:=[.C2]*50000*8*0.000001/[.G18]" office:value-type="float" office:value="37894.3906070416" calcext:value-type="float">
            <text:p>37894.39</text:p>
          </table:table-cell>
          <table:table-cell/>
          <table:table-cell table:style-name="ce1" office:value-type="float" office:value="0.246402" calcext:value-type="float">
            <text:p>0.25</text:p>
          </table:table-cell>
          <table:table-cell table:style-name="ce1" office:value-type="float" office:value="32467.265611" calcext:value-type="float">
            <text:p>32467.2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90.546213" calcext:value-type="float">
            <text:p>590.55</text:p>
          </table:table-cell>
          <table:table-cell table:style-name="ce5" table:formula="of:=(3*[.C2]*8+1.5*[.C3])*50000*8*0.000001/[.D37]" office:value-type="float" office:value="322.679313903109" calcext:value-type="float">
            <text:p>322.68</text:p>
          </table:table-cell>
          <table:table-cell table:style-name="ce1" office:value-type="float" office:value="581.464213" calcext:value-type="float">
            <text:p>581.46</text:p>
          </table:table-cell>
          <table:table-cell table:style-name="ce5" table:formula="of:=(4*[.C2]+1.5*[.C3])*50000*8*0.000001/[.D19]" office:value-type="float" office:value="19261.718519554" calcext:value-type="float">
            <text:p>19,261.72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 office:value-type="float" office:value="9.082" calcext:value-type="float">
            <text:p>9.08</text:p>
          </table:table-cell>
          <table:table-cell table:style-name="ce1" table:formula="of:=[.C2]*50000*8*0.000001/[.G19]" office:value-type="float" office:value="44043.1622990531" calcext:value-type="float">
            <text:p>44043.16</text:p>
          </table:table-cell>
          <table:table-cell/>
          <table:table-cell table:style-name="ce1" office:value-type="float" office:value="0.212981" calcext:value-type="float">
            <text:p>0.21</text:p>
          </table:table-cell>
          <table:table-cell table:style-name="ce1" office:value-type="float" office:value="37562.038582" calcext:value-type="float">
            <text:p>37562.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30.257489" calcext:value-type="float">
            <text:p>530.26</text:p>
          </table:table-cell>
          <table:table-cell table:style-name="ce5" table:formula="of:=(3*[.C2]*8+1.5*[.C3])*50000*8*0.000001/[.D38]" office:value-type="float" office:value="306.367660340387" calcext:value-type="float">
            <text:p>306.37</text:p>
          </table:table-cell>
          <table:table-cell table:style-name="ce1" office:value-type="float" office:value="522.041276" calcext:value-type="float">
            <text:p>522.04</text:p>
          </table:table-cell>
          <table:table-cell table:style-name="ce5" table:formula="of:=(4*[.C2]+1.5*[.C3])*50000*8*0.000001/[.D20]" office:value-type="float" office:value="21454.2422503772" calcext:value-type="float">
            <text:p>21,454.24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 office:value-type="float" office:value="8.216213" calcext:value-type="float">
            <text:p>8.22</text:p>
          </table:table-cell>
          <table:table-cell table:style-name="ce1" table:formula="of:=[.C2]*50000*8*0.000001/[.G20]" office:value-type="float" office:value="48684.2295836293" calcext:value-type="float">
            <text:p>48684.23</text:p>
          </table:table-cell>
          <table:table-cell/>
          <table:table-cell table:style-name="ce1" office:value-type="float" office:value="0.191142" calcext:value-type="float">
            <text:p>0.19</text:p>
          </table:table-cell>
          <table:table-cell table:style-name="ce1" office:value-type="float" office:value="41853.734594" calcext:value-type="float">
            <text:p>41853.7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78.90322" calcext:value-type="float">
            <text:p>478.90</text:p>
          </table:table-cell>
          <table:table-cell table:style-name="ce5" table:formula="of:=(3*[.C2]*8+1.5*[.C3])*50000*8*0.000001/[.D39]" office:value-type="float" office:value="292.640547481691" calcext:value-type="float">
            <text:p>292.64</text:p>
          </table:table-cell>
          <table:table-cell table:style-name="ce1" office:value-type="float" office:value="471.198649" calcext:value-type="float">
            <text:p>471.20</text:p>
          </table:table-cell>
          <table:table-cell table:style-name="ce5" table:formula="of:=(4*[.C2]+1.5*[.C3])*50000*8*0.000001/[.D21]" office:value-type="float" office:value="23769.1683194958" calcext:value-type="float">
            <text:p>23,769.17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 office:value-type="float" office:value="7.704571" calcext:value-type="float">
            <text:p>7.70</text:p>
          </table:table-cell>
          <table:table-cell table:style-name="ce1" table:formula="of:=[.C2]*50000*8*0.000001/[.G21]" office:value-type="float" office:value="51917.2319912426" calcext:value-type="float">
            <text:p>51917.23</text:p>
          </table:table-cell>
          <table:table-cell/>
          <table:table-cell table:style-name="ce1" office:value-type="float" office:value="0.177884" calcext:value-type="float">
            <text:p>0.18</text:p>
          </table:table-cell>
          <table:table-cell table:style-name="ce1" office:value-type="float" office:value="44973.163079" calcext:value-type="float">
            <text:p>44973.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6.873734" calcext:value-type="float">
            <text:p>436.87</text:p>
          </table:table-cell>
          <table:table-cell table:style-name="ce5" table:formula="of:=(3*[.C2]*8+1.5*[.C3])*50000*8*0.000001/[.D40]" office:value-type="float" office:value="282.392393054912" calcext:value-type="float">
            <text:p>282.39</text:p>
          </table:table-cell>
          <table:table-cell table:style-name="ce1" office:value-type="float" office:value="429.955904" calcext:value-type="float">
            <text:p>429.96</text:p>
          </table:table-cell>
          <table:table-cell table:style-name="ce5" table:formula="of:=(4*[.C2]+1.5*[.C3])*50000*8*0.000001/[.D22]" office:value-type="float" office:value="26049.1829413279" calcext:value-type="float">
            <text:p>26,049.18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6.91783" calcext:value-type="float">
            <text:p>6.92</text:p>
          </table:table-cell>
          <table:table-cell table:style-name="ce1" table:formula="of:=[.C2]*50000*8*0.000001/[.G22]" office:value-type="float" office:value="57821.6001260511" calcext:value-type="float">
            <text:p>57821.60</text:p>
          </table:table-cell>
          <table:table-cell/>
          <table:table-cell table:style-name="ce1" office:value-type="float" office:value="0.159237" calcext:value-type="float">
            <text:p>0.16</text:p>
          </table:table-cell>
          <table:table-cell table:style-name="ce1" office:value-type="float" office:value="50239.609036" calcext:value-type="float">
            <text:p>50239.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02.186307" calcext:value-type="float">
            <text:p>402.19</text:p>
          </table:table-cell>
          <table:table-cell table:style-name="ce5" table:formula="of:=(3*[.C2]*8+1.5*[.C3])*50000*8*0.000001/[.D41]" office:value-type="float" office:value="274.639214188548" calcext:value-type="float">
            <text:p>274.64</text:p>
          </table:table-cell>
          <table:table-cell table:style-name="ce1" office:value-type="float" office:value="395.82123" calcext:value-type="float">
            <text:p>395.82</text:p>
          </table:table-cell>
          <table:table-cell table:style-name="ce5" table:formula="of:=(4*[.C2]+1.5*[.C3])*50000*8*0.000001/[.D23]" office:value-type="float" office:value="28295.6020322609" calcext:value-type="float">
            <text:p>28,295.60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365077" calcext:value-type="float">
            <text:p>6.37</text:p>
          </table:table-cell>
          <table:table-cell table:style-name="ce1" table:formula="of:=[.C2]*50000*8*0.000001/[.G23]" office:value-type="float" office:value="62842.9161186895" calcext:value-type="float">
            <text:p>62842.92</text:p>
          </table:table-cell>
          <table:table-cell/>
          <table:table-cell table:style-name="ce1" office:value-type="float" office:value="0.144974" calcext:value-type="float">
            <text:p>0.14</text:p>
          </table:table-cell>
          <table:table-cell table:style-name="ce1" office:value-type="float" office:value="55182.311102" calcext:value-type="float">
            <text:p>55182.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77.230696" calcext:value-type="float">
            <text:p>377.23</text:p>
          </table:table-cell>
          <table:table-cell table:style-name="ce5" table:formula="of:=(3*[.C2]*8+1.5*[.C3])*50000*8*0.000001/[.D42]" office:value-type="float" office:value="270.839857470525" calcext:value-type="float">
            <text:p>270.84</text:p>
          </table:table-cell>
          <table:table-cell table:style-name="ce1" office:value-type="float" office:value="371.157447" calcext:value-type="float">
            <text:p>371.16</text:p>
          </table:table-cell>
          <table:table-cell table:style-name="ce5" table:formula="of:=(4*[.C2]+1.5*[.C3])*50000*8*0.000001/[.D24]" office:value-type="float" office:value="30175.8730439807" calcext:value-type="float">
            <text:p>30,175.87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073249" calcext:value-type="float">
            <text:p>6.07</text:p>
          </table:table-cell>
          <table:table-cell table:style-name="ce1" table:formula="of:=[.C2]*50000*8*0.000001/[.G24]" office:value-type="float" office:value="65862.6050076327" calcext:value-type="float">
            <text:p>65862.61</text:p>
          </table:table-cell>
          <table:table-cell/>
          <table:table-cell table:style-name="ce1" office:value-type="float" office:value="0.138013" calcext:value-type="float">
            <text:p>0.14</text:p>
          </table:table-cell>
          <table:table-cell table:style-name="ce1" office:value-type="float" office:value="57965.60183" calcext:value-type="float">
            <text:p>57965.6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58.129556" calcext:value-type="float">
            <text:p>358.13</text:p>
          </table:table-cell>
          <table:table-cell table:style-name="ce5" table:formula="of:=(3*[.C2]*8+1.5*[.C3])*50000*8*0.000001/[.D43]" office:value-type="float" office:value="266.136242350316" calcext:value-type="float">
            <text:p>266.14</text:p>
          </table:table-cell>
          <table:table-cell table:style-name="ce1" office:value-type="float" office:value="352.178601" calcext:value-type="float">
            <text:p>352.18</text:p>
          </table:table-cell>
          <table:table-cell table:style-name="ce5" table:formula="of:=(4*[.C2]+1.5*[.C3])*50000*8*0.000001/[.D25]" office:value-type="float" office:value="31802.0458034587" calcext:value-type="float">
            <text:p>31,802.05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5.950955" calcext:value-type="float">
            <text:p>5.95</text:p>
          </table:table-cell>
          <table:table-cell table:style-name="ce1" table:formula="of:=[.C2]*50000*8*0.000001/[.G25]" office:value-type="float" office:value="67216.1022894645" calcext:value-type="float">
            <text:p>67216.10</text:p>
          </table:table-cell>
          <table:table-cell/>
          <table:table-cell table:style-name="ce1" office:value-type="float" office:value="0.134284" calcext:value-type="float">
            <text:p>0.13</text:p>
          </table:table-cell>
          <table:table-cell table:style-name="ce1" office:value-type="float" office:value="59575.219982" calcext:value-type="float">
            <text:p>59575.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2.914191" calcext:value-type="float">
            <text:p>332.91</text:p>
          </table:table-cell>
          <table:table-cell table:style-name="ce5" table:formula="of:=(3*[.C2]*8+1.5*[.C3])*50000*8*0.000001/[.D44]" office:value-type="float" office:value="264.375777120204" calcext:value-type="float">
            <text:p>264.38</text:p>
          </table:table-cell>
          <table:table-cell table:style-name="ce1" office:value-type="float" office:value="327.319969" calcext:value-type="float">
            <text:p>327.32</text:p>
          </table:table-cell>
          <table:table-cell table:style-name="ce5" table:formula="of:=(4*[.C2]+1.5*[.C3])*50000*8*0.000001/[.D26]" office:value-type="float" office:value="34217.2829669307" calcext:value-type="float">
            <text:p>34,217.28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594222" calcext:value-type="float">
            <text:p>5.59</text:p>
          </table:table-cell>
          <table:table-cell table:style-name="ce1" table:formula="of:=[.C2]*50000*8*0.000001/[.G26]" office:value-type="float" office:value="71502.3465282572" calcext:value-type="float">
            <text:p>71502.35</text:p>
          </table:table-cell>
          <table:table-cell/>
          <table:table-cell table:style-name="ce1" office:value-type="float" office:value="0.123013" calcext:value-type="float">
            <text:p>0.12</text:p>
          </table:table-cell>
          <table:table-cell table:style-name="ce1" office:value-type="float" office:value="65033.766576" calcext:value-type="float">
            <text:p>65033.77</text:p>
          </table:table-cell>
          <table:table-cell table:style-name="ce9"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11.199078" calcext:value-type="float">
            <text:p>311.20</text:p>
          </table:table-cell>
          <table:table-cell table:style-name="ce5" table:formula="of:=(3*[.C2]*8+1.5*[.C3])*50000*8*0.000001/[.D45]" office:value-type="float" office:value="263.831939054822" calcext:value-type="float">
            <text:p>263.83</text:p>
          </table:table-cell>
          <table:table-cell table:style-name="ce1" office:value-type="float" office:value="305.912383" calcext:value-type="float">
            <text:p>305.91</text:p>
          </table:table-cell>
          <table:table-cell table:style-name="ce5" table:formula="of:=(4*[.C2]+1.5*[.C3])*50000*8*0.000001/[.D27]" office:value-type="float" office:value="36611.7902458365" calcext:value-type="float">
            <text:p>36,611.79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286695" calcext:value-type="float">
            <text:p>5.29</text:p>
          </table:table-cell>
          <table:table-cell table:style-name="ce1" table:formula="of:=[.C2]*50000*8*0.000001/[.G27]" office:value-type="float" office:value="75661.637374579" calcext:value-type="float">
            <text:p>75661.64</text:p>
          </table:table-cell>
          <table:table-cell/>
          <table:table-cell table:style-name="ce1" office:value-type="float" office:value="0.114572" calcext:value-type="float">
            <text:p>0.11</text:p>
          </table:table-cell>
          <table:table-cell table:style-name="ce1" office:value-type="float" office:value="69825.058787" calcext:value-type="float">
            <text:p>69825.06</text:p>
          </table:table-cell>
          <table:table-cell table:style-name="ce9"/>
          <table:table-cell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95.222306" calcext:value-type="float">
            <text:p>295.22</text:p>
          </table:table-cell>
          <table:table-cell table:style-name="ce5" table:formula="of:=(3*[.C2]*8+1.5*[.C3])*50000*8*0.000001/[.D46]" office:value-type="float" office:value="264.057267419872" calcext:value-type="float">
            <text:p>264.06</text:p>
          </table:table-cell>
          <table:table-cell table:style-name="ce1" office:value-type="float" office:value="290.219793" calcext:value-type="float">
            <text:p>290.22</text:p>
          </table:table-cell>
          <table:table-cell table:style-name="ce5" table:formula="of:=(4*[.C2]+1.5*[.C3])*50000*8*0.000001/[.D28]" office:value-type="float" office:value="38591.4409359392" calcext:value-type="float">
            <text:p>38,591.44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002513" calcext:value-type="float">
            <text:p>5.00</text:p>
          </table:table-cell>
          <table:table-cell table:style-name="ce1" table:formula="of:=[.C2]*50000*8*0.000001/[.G28]" office:value-type="float" office:value="79959.8121983891" calcext:value-type="float">
            <text:p>79959.81</text:p>
          </table:table-cell>
          <table:table-cell/>
          <table:table-cell table:style-name="ce1" office:value-type="float" office:value="0.109742" calcext:value-type="float">
            <text:p>0.11</text:p>
          </table:table-cell>
          <table:table-cell table:style-name="ce1" office:value-type="float" office:value="72898.301292" calcext:value-type="float">
            <text:p>72898.30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 office:value-type="string" calcext:value-type="string">
            <text:p>N</text:p>
          </table:table-cell>
          <table:table-cell table:style-name="ce4" office:value-type="float" office:value="50000" calcext:value-type="float">
            <text:p>50,000</text:p>
          </table:table-cell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 office:value-type="string" calcext:value-type="string">
            <text:p>1/1000000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formula="of:=3*8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e</text:p>
          </table:table-cell>
          <table:table-cell table:formula="of:=1.5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Time</text:p>
          </table:table-cell>
          <table:table-cell table:style-name="ce1" table:formula="of:=([.N33]*[.N26]+[.N34]*[.N27])*[.N29]*[.N30]*[.N31]/[.D31]" office:value-type="float" office:value="1687.7785493895" calcext:value-type="float">
            <text:p>1687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3"/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</table:table>
      <table:table table:name="DRAM_2808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5" table:formula="of:=(4*[.C2]+1.5*[.C3])*50000*8*0.000001/[.D31]" office:value-type="float" office:value="984.537487143874" calcext:value-type="float">
            <text:p>984.54</text:p>
          </table:table-cell>
          <table:table-cell table:style-name="ce1"/>
          <table:table-cell table:style-name="ce5" table:formula="of:=(4*[.C2]+1.5*[.C3])*50000*8*0.000001/[.D13]" office:value-type="string" office:string-value="" calcext:value-type="error">
            <text:p>#DIV/0!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/>
          <table:table-cell table:style-name="ce1" table:formula="of:=[.C2]*50000*8*0.000001/[.G1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5" table:formula="of:=(4*[.C2]+1.5*[.C3])*50000*8*0.000001/[.D32]" office:value-type="float" office:value="479.54648603749" calcext:value-type="float">
            <text:p>479.55</text:p>
          </table:table-cell>
          <table:table-cell table:style-name="ce1"/>
          <table:table-cell table:style-name="ce5" table:formula="of:=(4*[.C2]+1.5*[.C3])*50000*8*0.000001/[.D14]" office:value-type="string" office:string-value="" calcext:value-type="error">
            <text:p>#DIV/0!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/>
          <table:table-cell table:style-name="ce1" table:formula="of:=[.C2]*50000*8*0.000001/[.G1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table:style-name="ce5" table:formula="of:=(4*[.C2]+1.5*[.C3])*50000*8*0.000001/[.D33]" office:value-type="float" office:value="309.096830101616" calcext:value-type="float">
            <text:p>309.10</text:p>
          </table:table-cell>
          <table:table-cell table:style-name="ce1"/>
          <table:table-cell table:style-name="ce5" table:formula="of:=(4*[.C2]+1.5*[.C3])*50000*8*0.000001/[.D15]" office:value-type="string" office:string-value="" calcext:value-type="error">
            <text:p>#DIV/0!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/>
          <table:table-cell table:style-name="ce1" table:formula="of:=[.C2]*50000*8*0.000001/[.G1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style-name="ce5" table:formula="of:=(4*[.C2]+1.5*[.C3])*50000*8*0.000001/[.D34]" office:value-type="float" office:value="233.00179120127" calcext:value-type="float">
            <text:p>233.00</text:p>
          </table:table-cell>
          <table:table-cell table:style-name="ce1"/>
          <table:table-cell table:style-name="ce5" table:formula="of:=(4*[.C2]+1.5*[.C3])*50000*8*0.000001/[.D16]" office:value-type="string" office:string-value="" calcext:value-type="error">
            <text:p>#DIV/0!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/>
          <table:table-cell table:style-name="ce1" table:formula="of:=[.C2]*50000*8*0.000001/[.G1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style-name="ce5" table:formula="of:=(4*[.C2]+1.5*[.C3])*50000*8*0.000001/[.D35]" office:value-type="float" office:value="209.285942524848" calcext:value-type="float">
            <text:p>209.29</text:p>
          </table:table-cell>
          <table:table-cell table:style-name="ce1"/>
          <table:table-cell table:style-name="ce5" table:formula="of:=(4*[.C2]+1.5*[.C3])*50000*8*0.000001/[.D17]" office:value-type="string" office:string-value="" calcext:value-type="error">
            <text:p>#DIV/0!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/>
          <table:table-cell table:style-name="ce1" table:formula="of:=[.C2]*50000*8*0.000001/[.G1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style-name="ce5" table:formula="of:=(4*[.C2]+1.5*[.C3])*50000*8*0.000001/[.D36]" office:value-type="float" office:value="197.507873863007" calcext:value-type="float">
            <text:p>197.51</text:p>
          </table:table-cell>
          <table:table-cell table:style-name="ce1"/>
          <table:table-cell table:style-name="ce5" table:formula="of:=(4*[.C2]+1.5*[.C3])*50000*8*0.000001/[.D18]" office:value-type="string" office:string-value="" calcext:value-type="error">
            <text:p>#DIV/0!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/>
          <table:table-cell table:style-name="ce1" table:formula="of:=[.C2]*50000*8*0.000001/[.G1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style-name="ce5" table:formula="of:=(4*[.C2]+1.5*[.C3])*50000*8*0.000001/[.D37]" office:value-type="float" office:value="188.229599776813" calcext:value-type="float">
            <text:p>188.23</text:p>
          </table:table-cell>
          <table:table-cell table:style-name="ce1"/>
          <table:table-cell table:style-name="ce5" table:formula="of:=(4*[.C2]+1.5*[.C3])*50000*8*0.000001/[.D19]" office:value-type="string" office:string-value="" calcext:value-type="error">
            <text:p>#DIV/0!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/>
          <table:table-cell table:style-name="ce1" table:formula="of:=[.C2]*50000*8*0.000001/[.G19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5" table:formula="of:=(4*[.C2]+1.5*[.C3])*50000*8*0.000001/[.D38]" office:value-type="float" office:value="178.714468531893" calcext:value-type="float">
            <text:p>178.71</text:p>
          </table:table-cell>
          <table:table-cell table:style-name="ce1"/>
          <table:table-cell table:style-name="ce5" table:formula="of:=(4*[.C2]+1.5*[.C3])*50000*8*0.000001/[.D20]" office:value-type="string" office:string-value="" calcext:value-type="error">
            <text:p>#DIV/0!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/>
          <table:table-cell table:style-name="ce1" table:formula="of:=[.C2]*50000*8*0.000001/[.G20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table:style-name="ce5" table:formula="of:=(4*[.C2]+1.5*[.C3])*50000*8*0.000001/[.D39]" office:value-type="float" office:value="170.706986030986" calcext:value-type="float">
            <text:p>170.71</text:p>
          </table:table-cell>
          <table:table-cell table:style-name="ce1"/>
          <table:table-cell table:style-name="ce5" table:formula="of:=(4*[.C2]+1.5*[.C3])*50000*8*0.000001/[.D21]" office:value-type="string" office:string-value="" calcext:value-type="error">
            <text:p>#DIV/0!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/>
          <table:table-cell table:style-name="ce1" table:formula="of:=[.C2]*50000*8*0.000001/[.G21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2.214758" calcext:value-type="float">
            <text:p>432.21</text:p>
          </table:table-cell>
          <table:table-cell table:style-name="ce5" table:formula="of:=(4*[.C2]+1.5*[.C3])*50000*8*0.000001/[.D40]" office:value-type="float" office:value="164.728895948699" calcext:value-type="float">
            <text:p>164.73</text:p>
          </table:table-cell>
          <table:table-cell table:style-name="ce1" office:value-type="float" office:value="425.016942" calcext:value-type="float">
            <text:p>425.02</text:p>
          </table:table-cell>
          <table:table-cell table:style-name="ce5" table:formula="of:=(4*[.C2]+1.5*[.C3])*50000*8*0.000001/[.D22]" office:value-type="float" office:value="26351.8906971007" calcext:value-type="float">
            <text:p>26,351.89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7.197816" calcext:value-type="float">
            <text:p>7.20</text:p>
          </table:table-cell>
          <table:table-cell table:style-name="ce1" table:formula="of:=[.C2]*50000*8*0.000001/[.G22]" office:value-type="float" office:value="55572.4125206868" calcext:value-type="float">
            <text:p>55572.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25.192935" calcext:value-type="float">
            <text:p>425.19</text:p>
          </table:table-cell>
          <table:table-cell table:style-name="ce5" table:formula="of:=(4*[.C2]+1.5*[.C3])*50000*8*0.000001/[.D41]" office:value-type="float" office:value="160.206208276653" calcext:value-type="float">
            <text:p>160.21</text:p>
          </table:table-cell>
          <table:table-cell table:style-name="ce1" office:value-type="float" office:value="418.233134" calcext:value-type="float">
            <text:p>418.23</text:p>
          </table:table-cell>
          <table:table-cell table:style-name="ce5" table:formula="of:=(4*[.C2]+1.5*[.C3])*50000*8*0.000001/[.D23]" office:value-type="float" office:value="26779.3225584083" calcext:value-type="float">
            <text:p>26,779.32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959801" calcext:value-type="float">
            <text:p>6.96</text:p>
          </table:table-cell>
          <table:table-cell table:style-name="ce1" table:formula="of:=[.C2]*50000*8*0.000001/[.G23]" office:value-type="float" office:value="57472.9076305486" calcext:value-type="float">
            <text:p>57472.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92.80848" calcext:value-type="float">
            <text:p>392.81</text:p>
          </table:table-cell>
          <table:table-cell table:style-name="ce5" table:formula="of:=(4*[.C2]+1.5*[.C3])*50000*8*0.000001/[.D42]" office:value-type="float" office:value="157.989916857806" calcext:value-type="float">
            <text:p>157.99</text:p>
          </table:table-cell>
          <table:table-cell table:style-name="ce1" office:value-type="float" office:value="386.17873" calcext:value-type="float">
            <text:p>386.18</text:p>
          </table:table-cell>
          <table:table-cell table:style-name="ce5" table:formula="of:=(4*[.C2]+1.5*[.C3])*50000*8*0.000001/[.D24]" office:value-type="float" office:value="29002.1151605113" calcext:value-type="float">
            <text:p>29,002.12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62975" calcext:value-type="float">
            <text:p>6.63</text:p>
          </table:table-cell>
          <table:table-cell table:style-name="ce1" table:formula="of:=[.C2]*50000*8*0.000001/[.G24]" office:value-type="float" office:value="60334.1000791885" calcext:value-type="float">
            <text:p>60334.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60.360288" calcext:value-type="float">
            <text:p>360.36</text:p>
          </table:table-cell>
          <table:table-cell table:style-name="ce5" table:formula="of:=(4*[.C2]+1.5*[.C3])*50000*8*0.000001/[.D43]" office:value-type="float" office:value="155.246141371017" calcext:value-type="float">
            <text:p>155.25</text:p>
          </table:table-cell>
          <table:table-cell table:style-name="ce1" office:value-type="float" office:value="354.057749" calcext:value-type="float">
            <text:p>354.06</text:p>
          </table:table-cell>
          <table:table-cell table:style-name="ce5" table:formula="of:=(4*[.C2]+1.5*[.C3])*50000*8*0.000001/[.D25]" office:value-type="float" office:value="31633.257658202" calcext:value-type="float">
            <text:p>31,633.26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6.302539" calcext:value-type="float">
            <text:p>6.30</text:p>
          </table:table-cell>
          <table:table-cell table:style-name="ce1" table:formula="of:=[.C2]*50000*8*0.000001/[.G25]" office:value-type="float" office:value="63466.4854910061" calcext:value-type="float">
            <text:p>63466.4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4.210608" calcext:value-type="float">
            <text:p>334.21</text:p>
          </table:table-cell>
          <table:table-cell table:style-name="ce5" table:formula="of:=(4*[.C2]+1.5*[.C3])*50000*8*0.000001/[.D44]" office:value-type="float" office:value="154.219203320119" calcext:value-type="float">
            <text:p>154.22</text:p>
          </table:table-cell>
          <table:table-cell table:style-name="ce1" office:value-type="float" office:value="328.537181" calcext:value-type="float">
            <text:p>328.54</text:p>
          </table:table-cell>
          <table:table-cell table:style-name="ce5" table:formula="of:=(4*[.C2]+1.5*[.C3])*50000*8*0.000001/[.D26]" office:value-type="float" office:value="34090.5098348671" calcext:value-type="float">
            <text:p>34,090.51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673427" calcext:value-type="float">
            <text:p>5.67</text:p>
          </table:table-cell>
          <table:table-cell table:style-name="ce1" table:formula="of:=[.C2]*50000*8*0.000001/[.G26]" office:value-type="float" office:value="70504.1238743356" calcext:value-type="float">
            <text:p>70504.12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22.584183" calcext:value-type="float">
            <text:p>322.58</text:p>
          </table:table-cell>
          <table:table-cell table:style-name="ce5" table:formula="of:=(4*[.C2]+1.5*[.C3])*50000*8*0.000001/[.D45]" office:value-type="float" office:value="153.901964448646" calcext:value-type="float">
            <text:p>153.90</text:p>
          </table:table-cell>
          <table:table-cell table:style-name="ce1" office:value-type="float" office:value="317.050138" calcext:value-type="float">
            <text:p>317.05</text:p>
          </table:table-cell>
          <table:table-cell table:style-name="ce5" table:formula="of:=(4*[.C2]+1.5*[.C3])*50000*8*0.000001/[.D27]" office:value-type="float" office:value="35325.643037569" calcext:value-type="float">
            <text:p>35,325.64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534045" calcext:value-type="float">
            <text:p>5.53</text:p>
          </table:table-cell>
          <table:table-cell table:style-name="ce1" table:formula="of:=[.C2]*50000*8*0.000001/[.G27]" office:value-type="float" office:value="72279.8603914497" calcext:value-type="float">
            <text:p>72279.86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303.304625" calcext:value-type="float">
            <text:p>303.30</text:p>
          </table:table-cell>
          <table:table-cell table:style-name="ce5" table:formula="of:=(4*[.C2]+1.5*[.C3])*50000*8*0.000001/[.D46]" office:value-type="float" office:value="154.033405994925" calcext:value-type="float">
            <text:p>154.03</text:p>
          </table:table-cell>
          <table:table-cell table:style-name="ce1" office:value-type="float" office:value="298.08511" calcext:value-type="float">
            <text:p>298.09</text:p>
          </table:table-cell>
          <table:table-cell table:style-name="ce5" table:formula="of:=(4*[.C2]+1.5*[.C3])*50000*8*0.000001/[.D28]" office:value-type="float" office:value="37573.1615712036" calcext:value-type="float">
            <text:p>37,573.16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219515" calcext:value-type="float">
            <text:p>5.22</text:p>
          </table:table-cell>
          <table:table-cell table:style-name="ce1" table:formula="of:=[.C2]*50000*8*0.000001/[.G28]" office:value-type="float" office:value="76635.4728360777" calcext:value-type="float">
            <text:p>76635.47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</table:table>
      <table:table table:name="DRAM_2407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ce2"/>
        <table:table-column table:style-name="co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1107" calcext:value-type="float">
            <text:p>1,001,10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office:value-type="float" office:value="1115.056165" calcext:value-type="float">
            <text:p>1115.06</text:p>
          </table:table-cell>
          <table:table-cell table:style-name="ce5" table:formula="of:=(6*[.C2]+5*[.C3])*50000*8*0.000001/[.D31]" office:value-type="float" office:value="3024.17011401296" calcext:value-type="float">
            <text:p>3,024.17</text:p>
          </table:table-cell>
          <table:table-cell table:style-name="ce1" office:value-type="float" office:value="1057.563061" calcext:value-type="float">
            <text:p>1057.56</text:p>
          </table:table-cell>
          <table:table-cell table:style-name="ce5" table:formula="of:=(6*[.C2]+5*[.C3])*50000*8*0.000001/[.E13]" office:value-type="float" office:value="32530.1233266127" calcext:value-type="float">
            <text:p>32,530.12</text:p>
          </table:table-cell>
          <table:table-cell table:style-name="ce5" table:formula="of:=[.C2]*50000*8*0.000001/[.D31]" office:value-type="float" office:value="35.2009775050765" calcext:value-type="float">
            <text:p>35.20</text:p>
          </table:table-cell>
          <table:table-cell table:style-name="ce1" office:value-type="float" office:value="57.493104" calcext:value-type="float">
            <text:p>57.49</text:p>
          </table:table-cell>
          <table:table-cell table:style-name="ce1" table:formula="of:=[.C2]*50000*8*0.000001/[.H13]" office:value-type="float" office:value="6965.05793112162" calcext:value-type="float">
            <text:p>6965.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office:value-type="float" office:value="586.303594" calcext:value-type="float">
            <text:p>586.30</text:p>
          </table:table-cell>
          <table:table-cell table:style-name="ce5" table:formula="of:=(6*[.C2]+5*[.C3])*50000*8*0.000001/[.D32]" office:value-type="float" office:value="1473.00653382087" calcext:value-type="float">
            <text:p>1,473.01</text:p>
          </table:table-cell>
          <table:table-cell table:style-name="ce1" office:value-type="float" office:value="554.685525" calcext:value-type="float">
            <text:p>554.69</text:p>
          </table:table-cell>
          <table:table-cell table:style-name="ce5" table:formula="of:=(6*[.C2]+5*[.C3])*50000*8*0.000001/[.E14]" office:value-type="float" office:value="62021.9119653429" calcext:value-type="float">
            <text:p>62,021.91</text:p>
          </table:table-cell>
          <table:table-cell table:style-name="ce5" table:formula="of:=[.C2]*50000*8*0.000001/[.D32]" office:value-type="float" office:value="17.1456194284833" calcext:value-type="float">
            <text:p>17.15</text:p>
          </table:table-cell>
          <table:table-cell table:style-name="ce1" office:value-type="float" office:value="31.618069" calcext:value-type="float">
            <text:p>31.62</text:p>
          </table:table-cell>
          <table:table-cell table:style-name="ce1" table:formula="of:=[.C2]*50000*8*0.000001/[.H14]" office:value-type="float" office:value="12664.9986120278" calcext:value-type="float">
            <text:p>1266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office:value-type="float" office:value="404.421779" calcext:value-type="float">
            <text:p>404.42</text:p>
          </table:table-cell>
          <table:table-cell table:style-name="ce5" table:formula="of:=(6*[.C2]+5*[.C3])*50000*8*0.000001/[.D33]" office:value-type="float" office:value="949.442157495874" calcext:value-type="float">
            <text:p>949.44</text:p>
          </table:table-cell>
          <table:table-cell table:style-name="ce1" office:value-type="float" office:value="382.706544" calcext:value-type="float">
            <text:p>382.71</text:p>
          </table:table-cell>
          <table:table-cell table:style-name="ce5" table:formula="of:=(6*[.C2]+5*[.C3])*50000*8*0.000001/[.E15]" office:value-type="float" office:value="89893.0455707076" calcext:value-type="float">
            <text:p>89,893.05</text:p>
          </table:table-cell>
          <table:table-cell table:style-name="ce5" table:formula="of:=[.C2]*50000*8*0.000001/[.D33]" office:value-type="float" office:value="11.0513928675906" calcext:value-type="float">
            <text:p>11.05</text:p>
          </table:table-cell>
          <table:table-cell table:style-name="ce1" office:value-type="float" office:value="21.715235" calcext:value-type="float">
            <text:p>21.72</text:p>
          </table:table-cell>
          <table:table-cell table:style-name="ce1" table:formula="of:=[.C2]*50000*8*0.000001/[.H15]" office:value-type="float" office:value="18440.6385655048" calcext:value-type="float">
            <text:p>18440.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office:value-type="float" office:value="310.971245" calcext:value-type="float">
            <text:p>310.97</text:p>
          </table:table-cell>
          <table:table-cell table:style-name="ce5" table:formula="of:=(6*[.C2]+5*[.C3])*50000*8*0.000001/[.D34]" office:value-type="float" office:value="715.703630043084" calcext:value-type="float">
            <text:p>715.70</text:p>
          </table:table-cell>
          <table:table-cell table:style-name="ce1" office:value-type="float" office:value="295.28549" calcext:value-type="float">
            <text:p>295.29</text:p>
          </table:table-cell>
          <table:table-cell table:style-name="ce5" table:formula="of:=(6*[.C2]+5*[.C3])*50000*8*0.000001/[.E16]" office:value-type="float" office:value="116506.425019394" calcext:value-type="float">
            <text:p>116,506.43</text:p>
          </table:table-cell>
          <table:table-cell table:style-name="ce5" table:formula="of:=[.C2]*50000*8*0.000001/[.D34]" office:value-type="float" office:value="8.33070443514749" calcext:value-type="float">
            <text:p>8.33</text:p>
          </table:table-cell>
          <table:table-cell table:style-name="ce1" office:value-type="float" office:value="15.685755" calcext:value-type="float">
            <text:p>15.69</text:p>
          </table:table-cell>
          <table:table-cell table:style-name="ce1" table:formula="of:=[.C2]*50000*8*0.000001/[.H16]" office:value-type="float" office:value="25529.0739910192" calcext:value-type="float">
            <text:p>25529.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office:value-type="float" office:value="252.305822" calcext:value-type="float">
            <text:p>252.31</text:p>
          </table:table-cell>
          <table:table-cell table:style-name="ce5" table:formula="of:=(6*[.C2]+5*[.C3])*50000*8*0.000001/[.D35]" office:value-type="float" office:value="642.856469084542" calcext:value-type="float">
            <text:p>642.86</text:p>
          </table:table-cell>
          <table:table-cell table:style-name="ce1" office:value-type="float" office:value="239.581011" calcext:value-type="float">
            <text:p>239.58</text:p>
          </table:table-cell>
          <table:table-cell table:style-name="ce5" table:formula="of:=(6*[.C2]+5*[.C3])*50000*8*0.000001/[.E17]" office:value-type="float" office:value="143595.089846248" calcext:value-type="float">
            <text:p>143,595.09</text:p>
          </table:table-cell>
          <table:table-cell table:style-name="ce5" table:formula="of:=[.C2]*50000*8*0.000001/[.D35]" office:value-type="float" office:value="7.48277221654368" calcext:value-type="float">
            <text:p>7.48</text:p>
          </table:table-cell>
          <table:table-cell table:style-name="ce1" office:value-type="float" office:value="12.724811" calcext:value-type="float">
            <text:p>12.72</text:p>
          </table:table-cell>
          <table:table-cell table:style-name="ce1" table:formula="of:=[.C2]*50000*8*0.000001/[.H17]" office:value-type="float" office:value="31469.4497230646" calcext:value-type="float">
            <text:p>31469.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office:value-type="float" office:value="213.833885" calcext:value-type="float">
            <text:p>213.83</text:p>
          </table:table-cell>
          <table:table-cell table:style-name="ce5" table:formula="of:=(6*[.C2]+5*[.C3])*50000*8*0.000001/[.D36]" office:value-type="float" office:value="606.678178554172" calcext:value-type="float">
            <text:p>606.68</text:p>
          </table:table-cell>
          <table:table-cell table:style-name="ce1" office:value-type="float" office:value="203.125392" calcext:value-type="float">
            <text:p>203.13</text:p>
          </table:table-cell>
          <table:table-cell table:style-name="ce5" table:formula="of:=(6*[.C2]+5*[.C3])*50000*8*0.000001/[.E18]" office:value-type="float" office:value="169366.598933136" calcext:value-type="float">
            <text:p>169,366.60</text:p>
          </table:table-cell>
          <table:table-cell table:style-name="ce5" table:formula="of:=[.C2]*50000*8*0.000001/[.D36]" office:value-type="float" office:value="7.06166125283477" calcext:value-type="float">
            <text:p>7.06</text:p>
          </table:table-cell>
          <table:table-cell table:style-name="ce1" office:value-type="float" office:value="10.708493" calcext:value-type="float">
            <text:p>10.71</text:p>
          </table:table-cell>
          <table:table-cell table:style-name="ce1" table:formula="of:=[.C2]*50000*8*0.000001/[.H18]" office:value-type="float" office:value="37394.8789993139" calcext:value-type="float">
            <text:p>37394.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office:value-type="float" office:value="187.134248" calcext:value-type="float">
            <text:p>187.13</text:p>
          </table:table-cell>
          <table:table-cell table:style-name="ce5" table:formula="of:=(6*[.C2]+5*[.C3])*50000*8*0.000001/[.D37]" office:value-type="float" office:value="578.178421493131" calcext:value-type="float">
            <text:p>578.18</text:p>
          </table:table-cell>
          <table:table-cell table:style-name="ce1" office:value-type="float" office:value="177.862427" calcext:value-type="float">
            <text:p>177.86</text:p>
          </table:table-cell>
          <table:table-cell table:style-name="ce5" table:formula="of:=(6*[.C2]+5*[.C3])*50000*8*0.000001/[.E19]" office:value-type="float" office:value="193422.845849281" calcext:value-type="float">
            <text:p>193,422.85</text:p>
          </table:table-cell>
          <table:table-cell table:style-name="ce5" table:formula="of:=[.C2]*50000*8*0.000001/[.D37]" office:value-type="float" office:value="6.72992749799166" calcext:value-type="float">
            <text:p>6.73</text:p>
          </table:table-cell>
          <table:table-cell table:style-name="ce1" office:value-type="float" office:value="9.271821" calcext:value-type="float">
            <text:p>9.27</text:p>
          </table:table-cell>
          <table:table-cell table:style-name="ce1" table:formula="of:=[.C2]*50000*8*0.000001/[.H19]" office:value-type="float" office:value="43189.2289551319" calcext:value-type="float">
            <text:p>43189.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office:value-type="float" office:value="172.199508" calcext:value-type="float">
            <text:p>172.20</text:p>
          </table:table-cell>
          <table:table-cell table:style-name="ce5" table:formula="of:=(6*[.C2]+5*[.C3])*50000*8*0.000001/[.D38]" office:value-type="float" office:value="548.951118401527" calcext:value-type="float">
            <text:p>548.95</text:p>
          </table:table-cell>
          <table:table-cell table:style-name="ce1" office:value-type="float" office:value="163.755403" calcext:value-type="float">
            <text:p>163.76</text:p>
          </table:table-cell>
          <table:table-cell table:style-name="ce5" table:formula="of:=(6*[.C2]+5*[.C3])*50000*8*0.000001/[.E20]" office:value-type="float" office:value="210085.628747163" calcext:value-type="float">
            <text:p>210,085.63</text:p>
          </table:table-cell>
          <table:table-cell table:style-name="ce5" table:formula="of:=[.C2]*50000*8*0.000001/[.D38]" office:value-type="float" office:value="6.38972519459133" calcext:value-type="float">
            <text:p>6.39</text:p>
          </table:table-cell>
          <table:table-cell table:style-name="ce1" office:value-type="float" office:value="8.444105" calcext:value-type="float">
            <text:p>8.44</text:p>
          </table:table-cell>
          <table:table-cell table:style-name="ce1" table:formula="of:=[.C2]*50000*8*0.000001/[.H20]" office:value-type="float" office:value="47422.7641650595" calcext:value-type="float">
            <text:p>47422.7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office:value-type="float" office:value="163.026162" calcext:value-type="float">
            <text:p>163.03</text:p>
          </table:table-cell>
          <table:table-cell table:style-name="ce5" table:formula="of:=(6*[.C2]+5*[.C3])*50000*8*0.000001/[.D39]" office:value-type="float" office:value="524.354808373787" calcext:value-type="float">
            <text:p>524.35</text:p>
          </table:table-cell>
          <table:table-cell table:style-name="ce1" office:value-type="float" office:value="154.540432" calcext:value-type="float">
            <text:p>154.54</text:p>
          </table:table-cell>
          <table:table-cell table:style-name="ce5" table:formula="of:=(6*[.C2]+5*[.C3])*50000*8*0.000001/[.E21]" office:value-type="float" office:value="222612.661002526" calcext:value-type="float">
            <text:p>222,612.66</text:p>
          </table:table-cell>
          <table:table-cell table:style-name="ce5" table:formula="of:=[.C2]*50000*8*0.000001/[.D39]" office:value-type="float" office:value="6.10342709516152" calcext:value-type="float">
            <text:p>6.10</text:p>
          </table:table-cell>
          <table:table-cell table:style-name="ce1" office:value-type="float" office:value="8.48573" calcext:value-type="float">
            <text:p>8.49</text:p>
          </table:table-cell>
          <table:table-cell table:style-name="ce1" table:formula="of:=[.C2]*50000*8*0.000001/[.H21]" office:value-type="float" office:value="47190.1415670779" calcext:value-type="float">
            <text:p>47190.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office:value-type="float" office:value="151.127116" calcext:value-type="float">
            <text:p>151.13</text:p>
          </table:table-cell>
          <table:table-cell table:style-name="ce5" table:formula="of:=(6*[.C2]+5*[.C3])*50000*8*0.000001/[.D40]" office:value-type="float" office:value="505.992113604106" calcext:value-type="float">
            <text:p>505.99</text:p>
          </table:table-cell>
          <table:table-cell table:style-name="ce1" office:value-type="float" office:value="143.996843" calcext:value-type="float">
            <text:p>144.00</text:p>
          </table:table-cell>
          <table:table-cell table:style-name="ce5" table:formula="of:=(6*[.C2]+5*[.C3])*50000*8*0.000001/[.E22]" office:value-type="float" office:value="238912.57671531" calcext:value-type="float">
            <text:p>238,912.58</text:p>
          </table:table-cell>
          <table:table-cell table:style-name="ce5" table:formula="of:=[.C2]*50000*8*0.000001/[.D40]" office:value-type="float" office:value="5.8896875298755" calcext:value-type="float">
            <text:p>5.89</text:p>
          </table:table-cell>
          <table:table-cell table:style-name="ce1" office:value-type="float" office:value="7.130273" calcext:value-type="float">
            <text:p>7.13</text:p>
          </table:table-cell>
          <table:table-cell table:style-name="ce1" table:formula="of:=[.C2]*50000*8*0.000001/[.H22]" office:value-type="float" office:value="56160.9352124386" calcext:value-type="float">
            <text:p>56160.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office:value-type="float" office:value="147.187833" calcext:value-type="float">
            <text:p>147.19</text:p>
          </table:table-cell>
          <table:table-cell table:style-name="ce5" table:formula="of:=(6*[.C2]+5*[.C3])*50000*8*0.000001/[.D41]" office:value-type="float" office:value="492.099928622413" calcext:value-type="float">
            <text:p>492.10</text:p>
          </table:table-cell>
          <table:table-cell table:style-name="ce1" office:value-type="float" office:value="140.512599" calcext:value-type="float">
            <text:p>140.51</text:p>
          </table:table-cell>
          <table:table-cell table:style-name="ce5" table:formula="of:=(6*[.C2]+5*[.C3])*50000*8*0.000001/[.E23]" office:value-type="float" office:value="244836.812106792" calcext:value-type="float">
            <text:p>244,836.81</text:p>
          </table:table-cell>
          <table:table-cell table:style-name="ce5" table:formula="of:=[.C2]*50000*8*0.000001/[.D41]" office:value-type="float" office:value="5.72798416247198" calcext:value-type="float">
            <text:p>5.73</text:p>
          </table:table-cell>
          <table:table-cell table:style-name="ce1" office:value-type="float" office:value="6.675235" calcext:value-type="float">
            <text:p>6.68</text:p>
          </table:table-cell>
          <table:table-cell table:style-name="ce1" table:formula="of:=[.C2]*50000*8*0.000001/[.H23]" office:value-type="float" office:value="59989.3187281047" calcext:value-type="float">
            <text:p>59989.3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office:value-type="float" office:value="145.413266" calcext:value-type="float">
            <text:p>145.41</text:p>
          </table:table-cell>
          <table:table-cell table:style-name="ce5" table:formula="of:=(6*[.C2]+5*[.C3])*50000*8*0.000001/[.D42]" office:value-type="float" office:value="485.292222099968" calcext:value-type="float">
            <text:p>485.29</text:p>
          </table:table-cell>
          <table:table-cell table:style-name="ce1" office:value-type="float" office:value="139.056894" calcext:value-type="float">
            <text:p>139.06</text:p>
          </table:table-cell>
          <table:table-cell table:style-name="ce5" table:formula="of:=(6*[.C2]+5*[.C3])*50000*8*0.000001/[.E24]" office:value-type="float" office:value="247399.864979006" calcext:value-type="float">
            <text:p>247,399.86</text:p>
          </table:table-cell>
          <table:table-cell table:style-name="ce5" table:formula="of:=[.C2]*50000*8*0.000001/[.D42]" office:value-type="float" office:value="5.64874327484885" calcext:value-type="float">
            <text:p>5.65</text:p>
          </table:table-cell>
          <table:table-cell table:style-name="ce1" office:value-type="float" office:value="6.356372" calcext:value-type="float">
            <text:p>6.36</text:p>
          </table:table-cell>
          <table:table-cell table:style-name="ce1" table:formula="of:=[.C2]*50000*8*0.000001/[.H24]" office:value-type="float" office:value="62998.6413633437" calcext:value-type="float">
            <text:p>62998.6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office:value-type="float" office:value="146.152964" calcext:value-type="float">
            <text:p>146.15</text:p>
          </table:table-cell>
          <table:table-cell table:style-name="ce5" table:formula="of:=(6*[.C2]+5*[.C3])*50000*8*0.000001/[.D43]" office:value-type="float" office:value="476.864260813518" calcext:value-type="float">
            <text:p>476.86</text:p>
          </table:table-cell>
          <table:table-cell table:style-name="ce1" office:value-type="float" office:value="139.926464" calcext:value-type="float">
            <text:p>139.93</text:p>
          </table:table-cell>
          <table:table-cell table:style-name="ce5" table:formula="of:=(6*[.C2]+5*[.C3])*50000*8*0.000001/[.E25]" office:value-type="float" office:value="245862.40384092" calcext:value-type="float">
            <text:p>245,862.40</text:p>
          </table:table-cell>
          <table:table-cell table:style-name="ce5" table:formula="of:=[.C2]*50000*8*0.000001/[.D43]" office:value-type="float" office:value="5.55064281605411" calcext:value-type="float">
            <text:p>5.55</text:p>
          </table:table-cell>
          <table:table-cell table:style-name="ce1" office:value-type="float" office:value="6.2265" calcext:value-type="float">
            <text:p>6.23</text:p>
          </table:table-cell>
          <table:table-cell table:style-name="ce1" table:formula="of:=[.C2]*50000*8*0.000001/[.H25]" office:value-type="float" office:value="64312.6636151931" calcext:value-type="float">
            <text:p>64312.6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office:value-type="float" office:value="144.898998" calcext:value-type="float">
            <text:p>144.90</text:p>
          </table:table-cell>
          <table:table-cell table:style-name="ce5" table:formula="of:=(6*[.C2]+5*[.C3])*50000*8*0.000001/[.D44]" office:value-type="float" office:value="473.709850338525" calcext:value-type="float">
            <text:p>473.71</text:p>
          </table:table-cell>
          <table:table-cell table:style-name="ce1" office:value-type="float" office:value="138.996354" calcext:value-type="float">
            <text:p>139.00</text:p>
          </table:table-cell>
          <table:table-cell table:style-name="ce5" table:formula="of:=(6*[.C2]+5*[.C3])*50000*8*0.000001/[.E26]" office:value-type="float" office:value="247507.620235852" calcext:value-type="float">
            <text:p>247,507.62</text:p>
          </table:table-cell>
          <table:table-cell table:style-name="ce5" table:formula="of:=[.C2]*50000*8*0.000001/[.D44]" office:value-type="float" office:value="5.51392585636409" calcext:value-type="float">
            <text:p>5.51</text:p>
          </table:table-cell>
          <table:table-cell table:style-name="ce1" office:value-type="float" office:value="5.902644" calcext:value-type="float">
            <text:p>5.90</text:p>
          </table:table-cell>
          <table:table-cell table:style-name="ce1" table:formula="of:=[.C2]*50000*8*0.000001/[.H26]" office:value-type="float" office:value="67841.2589341319" calcext:value-type="float">
            <text:p>67841.26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office:value-type="float" office:value="143.510005" calcext:value-type="float">
            <text:p>143.51</text:p>
          </table:table-cell>
          <table:table-cell table:style-name="ce5" table:formula="of:=(6*[.C2]+5*[.C3])*50000*8*0.000001/[.D45]" office:value-type="float" office:value="472.735398551123" calcext:value-type="float">
            <text:p>472.74</text:p>
          </table:table-cell>
          <table:table-cell table:style-name="ce1" office:value-type="float" office:value="137.910622" calcext:value-type="float">
            <text:p>137.91</text:p>
          </table:table-cell>
          <table:table-cell table:style-name="ce5" table:formula="of:=(6*[.C2]+5*[.C3])*50000*8*0.000001/[.E27]" office:value-type="float" office:value="249456.17894465" calcext:value-type="float">
            <text:p>249,456.18</text:p>
          </table:table-cell>
          <table:table-cell table:style-name="ce5" table:formula="of:=[.C2]*50000*8*0.000001/[.D45]" office:value-type="float" office:value="5.50258335440325" calcext:value-type="float">
            <text:p>5.50</text:p>
          </table:table-cell>
          <table:table-cell table:style-name="ce1" office:value-type="float" office:value="5.599383" calcext:value-type="float">
            <text:p>5.60</text:p>
          </table:table-cell>
          <table:table-cell table:style-name="ce1" table:formula="of:=[.C2]*50000*8*0.000001/[.H27]" office:value-type="float" office:value="71515.5223352287" calcext:value-type="float">
            <text:p>71515.52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office:value-type="float" office:value="141.721915" calcext:value-type="float">
            <text:p>141.72</text:p>
          </table:table-cell>
          <table:table-cell table:style-name="ce5" table:formula="of:=(6*[.C2]+5*[.C3])*50000*8*0.000001/[.D46]" office:value-type="float" office:value="473.139143051649" calcext:value-type="float">
            <text:p>473.14</text:p>
          </table:table-cell>
          <table:table-cell table:style-name="ce1" office:value-type="float" office:value="136.38853" calcext:value-type="float">
            <text:p>136.39</text:p>
          </table:table-cell>
          <table:table-cell table:style-name="ce5" table:formula="of:=(6*[.C2]+5*[.C3])*50000*8*0.000001/[.E28]" office:value-type="float" office:value="252240.102595138" calcext:value-type="float">
            <text:p>252,240.10</text:p>
          </table:table-cell>
          <table:table-cell table:style-name="ce5" table:formula="of:=[.C2]*50000*8*0.000001/[.D46]" office:value-type="float" office:value="5.5072828919772" calcext:value-type="float">
            <text:p>5.51</text:p>
          </table:table-cell>
          <table:table-cell table:style-name="ce1" office:value-type="float" office:value="5.333385" calcext:value-type="float">
            <text:p>5.33</text:p>
          </table:table-cell>
          <table:table-cell table:style-name="ce1" table:formula="of:=[.C2]*50000*8*0.000001/[.H28]" office:value-type="float" office:value="75082.2976402416" calcext:value-type="float">
            <text:p>75082.30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11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5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RAM_0307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2" table:default-cell-style-name="ce2"/>
        <table:table-column table:style-name="co4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6000000" calcext:value-type="float">
            <text:p>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 office:value-type="string" calcext:value-type="string">
            <text:p>8*50000*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5" office:value-type="float" office:value="2398.785153" calcext:value-type="float">
            <text:p>2,398.79</text:p>
          </table:table-cell>
          <table:table-cell table:style-name="ce5"/>
          <table:table-cell table:style-name="ce5" office:value-type="float" office:value="1984.98046" calcext:value-type="float">
            <text:p>1,984.98</text:p>
          </table:table-cell>
          <table:table-cell table:style-name="ce5" table:formula="of:=(9*6000000+6*16000000)*50000*8*0.000001/[.E13]" office:value-type="float" office:value="30226.9978012781" calcext:value-type="float">
            <text:p>30,227.00</text:p>
          </table:table-cell>
          <table:table-cell table:style-name="ce5" table:formula="of:=6000000*50000*8*0.000001/[.C31]" office:value-type="float" office:value="196.936004004365" calcext:value-type="float">
            <text:p>196.94</text:p>
          </table:table-cell>
          <table:table-cell table:style-name="ce5" office:value-type="float" office:value="413.804693" calcext:value-type="float">
            <text:p>413.80</text:p>
          </table:table-cell>
          <table:table-cell table:style-name="ce1" table:formula="of:=[.C2]*50000*8*0.000001/[.H13]" office:value-type="float" office:value="5799.83755766637" calcext:value-type="float">
            <text:p>5799.8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5" office:value-type="float" office:value="1221.711676" calcext:value-type="float">
            <text:p>1,221.71</text:p>
          </table:table-cell>
          <table:table-cell table:style-name="ce5"/>
          <table:table-cell table:style-name="ce5" office:value-type="float" office:value="1011.430715" calcext:value-type="float">
            <text:p>1,011.43</text:p>
          </table:table-cell>
          <table:table-cell table:style-name="ce5" table:formula="of:=(9*6000000+6*16000000)*50000*8*0.000001/[.E14]" office:value-type="float" office:value="59321.9081744022" calcext:value-type="float">
            <text:p>59,321.91</text:p>
          </table:table-cell>
          <table:table-cell table:style-name="ce5" table:formula="of:=6000000*50000*8*0.000001/[.C32]" office:value-type="float" office:value="99.8680908966074" calcext:value-type="float">
            <text:p>99.87</text:p>
          </table:table-cell>
          <table:table-cell table:style-name="ce5" office:value-type="float" office:value="210.280961" calcext:value-type="float">
            <text:p>210.28</text:p>
          </table:table-cell>
          <table:table-cell table:style-name="ce1" table:formula="of:=[.C2]*50000*8*0.000001/[.H14]" office:value-type="float" office:value="11413.3014638448" calcext:value-type="float">
            <text:p>11413.30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5" office:value-type="float" office:value="837.093632" calcext:value-type="float">
            <text:p>837.09</text:p>
          </table:table-cell>
          <table:table-cell table:style-name="ce5"/>
          <table:table-cell table:style-name="ce5" office:value-type="float" office:value="693.71423" calcext:value-type="float">
            <text:p>693.71</text:p>
          </table:table-cell>
          <table:table-cell table:style-name="ce5" table:formula="of:=(9*6000000+6*16000000)*50000*8*0.000001/[.E15]" office:value-type="float" office:value="86490.9459908297" calcext:value-type="float">
            <text:p>86,490.95</text:p>
          </table:table-cell>
          <table:table-cell table:style-name="ce5" table:formula="of:=6000000*50000*8*0.000001/[.C33]" office:value-type="float" office:value="65.3100321651908" calcext:value-type="float">
            <text:p>65.31</text:p>
          </table:table-cell>
          <table:table-cell table:style-name="ce5" office:value-type="float" office:value="143.379402" calcext:value-type="float">
            <text:p>143.38</text:p>
          </table:table-cell>
          <table:table-cell table:style-name="ce1" table:formula="of:=[.C2]*50000*8*0.000001/[.H15]" office:value-type="float" office:value="16738.806038541" calcext:value-type="float">
            <text:p>16738.81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5" office:value-type="float" office:value="644.40917" calcext:value-type="float">
            <text:p>644.41</text:p>
          </table:table-cell>
          <table:table-cell table:style-name="ce5"/>
          <table:table-cell table:style-name="ce5" office:value-type="float" office:value="534.894031" calcext:value-type="float">
            <text:p>534.89</text:p>
          </table:table-cell>
          <table:table-cell table:style-name="ce5" table:formula="of:=(9*6000000+6*16000000)*50000*8*0.000001/[.E16]" office:value-type="float" office:value="112171.750893964" calcext:value-type="float">
            <text:p>112,171.75</text:p>
          </table:table-cell>
          <table:table-cell table:style-name="ce5" table:formula="of:=6000000*50000*8*0.000001/[.C34]" office:value-type="float" office:value="49.5741784629113" calcext:value-type="float">
            <text:p>49.57</text:p>
          </table:table-cell>
          <table:table-cell table:style-name="ce5" office:value-type="float" office:value="109.515139" calcext:value-type="float">
            <text:p>109.52</text:p>
          </table:table-cell>
          <table:table-cell table:style-name="ce1" table:formula="of:=[.C2]*50000*8*0.000001/[.H16]" office:value-type="float" office:value="21914.7783759832" calcext:value-type="float">
            <text:p>21914.78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5" office:value-type="float" office:value="529.724306" calcext:value-type="float">
            <text:p>529.72</text:p>
          </table:table-cell>
          <table:table-cell table:style-name="ce5"/>
          <table:table-cell table:style-name="ce5" office:value-type="float" office:value="440.854558" calcext:value-type="float">
            <text:p>440.85</text:p>
          </table:table-cell>
          <table:table-cell table:style-name="ce5" table:formula="of:=(9*6000000+6*16000000)*50000*8*0.000001/[.E17]" office:value-type="float" office:value="136099.307382005" calcext:value-type="float">
            <text:p>136,099.31</text:p>
          </table:table-cell>
          <table:table-cell table:style-name="ce5" table:formula="of:=6000000*50000*8*0.000001/[.C35]" office:value-type="float" office:value="44.4460082854767" calcext:value-type="float">
            <text:p>44.45</text:p>
          </table:table-cell>
          <table:table-cell table:style-name="ce5" office:value-type="float" office:value="88.869748" calcext:value-type="float">
            <text:p>88.87</text:p>
          </table:table-cell>
          <table:table-cell table:style-name="ce1" table:formula="of:=[.C2]*50000*8*0.000001/[.H17]" office:value-type="float" office:value="27005.815297237" calcext:value-type="float">
            <text:p>27005.8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5" office:value-type="float" office:value="454.225729" calcext:value-type="float">
            <text:p>454.23</text:p>
          </table:table-cell>
          <table:table-cell table:style-name="ce5"/>
          <table:table-cell table:style-name="ce5" office:value-type="float" office:value="379.037784" calcext:value-type="float">
            <text:p>379.04</text:p>
          </table:table-cell>
          <table:table-cell table:style-name="ce5" table:formula="of:=(9*6000000+6*16000000)*50000*8*0.000001/[.E18]" office:value-type="float" office:value="158295.564539286" calcext:value-type="float">
            <text:p>158,295.56</text:p>
          </table:table-cell>
          <table:table-cell table:style-name="ce5" table:formula="of:=6000000*50000*8*0.000001/[.C36]" office:value-type="float" office:value="42.1710351759147" calcext:value-type="float">
            <text:p>42.17</text:p>
          </table:table-cell>
          <table:table-cell table:style-name="ce5" office:value-type="float" office:value="75.187945" calcext:value-type="float">
            <text:p>75.19</text:p>
          </table:table-cell>
          <table:table-cell table:style-name="ce1" table:formula="of:=[.C2]*50000*8*0.000001/[.H18]" office:value-type="float" office:value="31920.0105814835" calcext:value-type="float">
            <text:p>31920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5" office:value-type="float" office:value="409.536387" calcext:value-type="float">
            <text:p>409.54</text:p>
          </table:table-cell>
          <table:table-cell table:style-name="ce5"/>
          <table:table-cell table:style-name="ce5" office:value-type="float" office:value="344.161957" calcext:value-type="float">
            <text:p>344.16</text:p>
          </table:table-cell>
          <table:table-cell table:style-name="ce5" table:formula="of:=(9*6000000+6*16000000)*50000*8*0.000001/[.E19]" office:value-type="float" office:value="174336.526102448" calcext:value-type="float">
            <text:p>174,336.53</text:p>
          </table:table-cell>
          <table:table-cell table:style-name="ce5" table:formula="of:=6000000*50000*8*0.000001/[.C37]" office:value-type="float" office:value="40.1568123522355" calcext:value-type="float">
            <text:p>40.16</text:p>
          </table:table-cell>
          <table:table-cell table:style-name="ce5" office:value-type="float" office:value="65.37443" calcext:value-type="float">
            <text:p>65.37</text:p>
          </table:table-cell>
          <table:table-cell table:style-name="ce1" table:formula="of:=[.C2]*50000*8*0.000001/[.H19]" office:value-type="float" office:value="36711.601156599" calcext:value-type="float">
            <text:p>36711.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5" office:value-type="float" office:value="376.722313" calcext:value-type="float">
            <text:p>376.72</text:p>
          </table:table-cell>
          <table:table-cell table:style-name="ce5"/>
          <table:table-cell table:style-name="ce5" office:value-type="float" office:value="318.83859" calcext:value-type="float">
            <text:p>318.84</text:p>
          </table:table-cell>
          <table:table-cell table:style-name="ce5" table:formula="of:=(9*6000000+6*16000000)*50000*8*0.000001/[.E20]" office:value-type="float" office:value="188182.992529229" calcext:value-type="float">
            <text:p>188,182.99</text:p>
          </table:table-cell>
          <table:table-cell table:style-name="ce5" table:formula="of:=6000000*50000*8*0.000001/[.C38]" office:value-type="float" office:value="37.6539103585907" calcext:value-type="float">
            <text:p>37.65</text:p>
          </table:table-cell>
          <table:table-cell table:style-name="ce5" office:value-type="float" office:value="57.883723" calcext:value-type="float">
            <text:p>57.88</text:p>
          </table:table-cell>
          <table:table-cell table:style-name="ce1" table:formula="of:=[.C2]*50000*8*0.000001/[.H20]" office:value-type="float" office:value="41462.43323015" calcext:value-type="float">
            <text:p>41462.4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5" office:value-type="float" office:value="351.988359" calcext:value-type="float">
            <text:p>351.99</text:p>
          </table:table-cell>
          <table:table-cell table:style-name="ce5"/>
          <table:table-cell table:style-name="ce5" office:value-type="float" office:value="299.83759" calcext:value-type="float">
            <text:p>299.84</text:p>
          </table:table-cell>
          <table:table-cell table:style-name="ce5" table:formula="of:=(9*6000000+6*16000000)*50000*8*0.000001/[.E21]" office:value-type="float" office:value="200108.331980657" calcext:value-type="float">
            <text:p>200,108.33</text:p>
          </table:table-cell>
          <table:table-cell table:style-name="ce5" table:formula="of:=6000000*50000*8*0.000001/[.C39]" office:value-type="float" office:value="35.8860259814828" calcext:value-type="float">
            <text:p>35.89</text:p>
          </table:table-cell>
          <table:table-cell table:style-name="ce5" office:value-type="float" office:value="52.150769" calcext:value-type="float">
            <text:p>52.15</text:p>
          </table:table-cell>
          <table:table-cell table:style-name="ce1" table:formula="of:=[.C2]*50000*8*0.000001/[.H21]" office:value-type="float" office:value="46020.4143873698" calcext:value-type="float">
            <text:p>46020.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5" office:value-type="float" office:value="332.089265" calcext:value-type="float">
            <text:p>332.09</text:p>
          </table:table-cell>
          <table:table-cell table:style-name="ce5"/>
          <table:table-cell table:style-name="ce5" office:value-type="float" office:value="284.570952" calcext:value-type="float">
            <text:p>284.57</text:p>
          </table:table-cell>
          <table:table-cell table:style-name="ce5" table:formula="of:=(9*6000000+6*16000000)*50000*8*0.000001/[.E22]" office:value-type="float" office:value="210843.726593711" calcext:value-type="float">
            <text:p>210,843.73</text:p>
          </table:table-cell>
          <table:table-cell table:style-name="ce5" table:formula="of:=6000000*50000*8*0.000001/[.C40]" office:value-type="float" office:value="34.1639442273611" calcext:value-type="float">
            <text:p>34.16</text:p>
          </table:table-cell>
          <table:table-cell table:style-name="ce5" office:value-type="float" office:value="47.518313" calcext:value-type="float">
            <text:p>47.52</text:p>
          </table:table-cell>
          <table:table-cell table:style-name="ce1" table:formula="of:=[.C2]*50000*8*0.000001/[.H22]" office:value-type="float" office:value="50506.8435405104" calcext:value-type="float">
            <text:p>50506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5" office:value-type="float" office:value="315.159749" calcext:value-type="float">
            <text:p>315.16</text:p>
          </table:table-cell>
          <table:table-cell table:style-name="ce5"/>
          <table:table-cell table:style-name="ce5" office:value-type="float" office:value="271.272235" calcext:value-type="float">
            <text:p>271.27</text:p>
          </table:table-cell>
          <table:table-cell table:style-name="ce5" table:formula="of:=(9*6000000+6*16000000)*50000*8*0.000001/[.E23]" office:value-type="float" office:value="221180.026035469" calcext:value-type="float">
            <text:p>221,180.03</text:p>
          </table:table-cell>
          <table:table-cell table:style-name="ce5" table:formula="of:=6000000*50000*8*0.000001/[.C41]" office:value-type="float" office:value="34.0809849404648" calcext:value-type="float">
            <text:p>34.08</text:p>
          </table:table-cell>
          <table:table-cell table:style-name="ce5" office:value-type="float" office:value="43.887514" calcext:value-type="float">
            <text:p>43.89</text:p>
          </table:table-cell>
          <table:table-cell table:style-name="ce1" table:formula="of:=[.C2]*50000*8*0.000001/[.H23]" office:value-type="float" office:value="54685.257406013" calcext:value-type="float">
            <text:p>54685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5" office:value-type="float" office:value="303.599977" calcext:value-type="float">
            <text:p>303.60</text:p>
          </table:table-cell>
          <table:table-cell table:style-name="ce5"/>
          <table:table-cell table:style-name="ce5" office:value-type="float" office:value="262.776434" calcext:value-type="float">
            <text:p>262.78</text:p>
          </table:table-cell>
          <table:table-cell table:style-name="ce5" table:formula="of:=(9*6000000+6*16000000)*50000*8*0.000001/[.E24]" office:value-type="float" office:value="228330.977350884" calcext:value-type="float">
            <text:p>228,330.98</text:p>
          </table:table-cell>
          <table:table-cell table:style-name="ce5" table:formula="of:=6000000*50000*8*0.000001/[.C42]" office:value-type="float" office:value="33.1120345689641" calcext:value-type="float">
            <text:p>33.11</text:p>
          </table:table-cell>
          <table:table-cell table:style-name="ce5" office:value-type="float" office:value="40.823543" calcext:value-type="float">
            <text:p>40.82</text:p>
          </table:table-cell>
          <table:table-cell table:style-name="ce1" table:formula="of:=[.C2]*50000*8*0.000001/[.H24]" office:value-type="float" office:value="58789.6057919324" calcext:value-type="float">
            <text:p>58789.61</text:p>
          </table:table-cell>
          <table:table-cell/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5" office:value-type="float" office:value="294.531005" calcext:value-type="float">
            <text:p>294.53</text:p>
          </table:table-cell>
          <table:table-cell table:style-name="ce5"/>
          <table:table-cell table:style-name="ce5" office:value-type="float" office:value="256.382361" calcext:value-type="float">
            <text:p>256.38</text:p>
          </table:table-cell>
          <table:table-cell table:style-name="ce5" table:formula="of:=(9*6000000+6*16000000)*50000*8*0.000001/[.E25]" office:value-type="float" office:value="234025.46012126" calcext:value-type="float">
            <text:p>234,025.46</text:p>
          </table:table-cell>
          <table:table-cell table:style-name="ce5" table:formula="of:=6000000*50000*8*0.000001/[.C43]" office:value-type="float" office:value="32.852455515722" calcext:value-type="float">
            <text:p>32.85</text:p>
          </table:table-cell>
          <table:table-cell table:style-name="ce5" office:value-type="float" office:value="38.148644" calcext:value-type="float">
            <text:p>38.15</text:p>
          </table:table-cell>
          <table:table-cell table:style-name="ce1" table:formula="of:=[.C2]*50000*8*0.000001/[.H25]" office:value-type="float" office:value="62911.803627935" calcext:value-type="float">
            <text:p>62911.80</text:p>
          </table:table-cell>
          <table:table-cell/>
          <table:table-cell office:value-type="string" calcext:value-type="string">
            <text:p>etter wh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5" office:value-type="float" office:value="289.527855" calcext:value-type="float">
            <text:p>289.53</text:p>
          </table:table-cell>
          <table:table-cell table:style-name="ce5"/>
          <table:table-cell table:style-name="ce5" office:value-type="float" office:value="253.66575" calcext:value-type="float">
            <text:p>253.67</text:p>
          </table:table-cell>
          <table:table-cell table:style-name="ce5" table:formula="of:=(9*6000000+6*16000000)*50000*8*0.000001/[.E26]" office:value-type="float" office:value="236531.735167243" calcext:value-type="float">
            <text:p>236,531.74</text:p>
          </table:table-cell>
          <table:table-cell table:style-name="ce5" table:formula="of:=6000000*50000*8*0.000001/[.C44]" office:value-type="float" office:value="32.8969912960044" calcext:value-type="float">
            <text:p>32.90</text:p>
          </table:table-cell>
          <table:table-cell table:style-name="ce5" office:value-type="float" office:value="35.862105" calcext:value-type="float">
            <text:p>35.86</text:p>
          </table:table-cell>
          <table:table-cell table:style-name="ce1" table:formula="of:=[.C2]*50000*8*0.000001/[.H26]" office:value-type="float" office:value="66923.009678322" calcext:value-type="float">
            <text:p>66923.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5" office:value-type="float" office:value="286.203074" calcext:value-type="float">
            <text:p>286.20</text:p>
          </table:table-cell>
          <table:table-cell table:style-name="ce5"/>
          <table:table-cell table:style-name="ce5" office:value-type="float" office:value="252.214869" calcext:value-type="float">
            <text:p>252.21</text:p>
          </table:table-cell>
          <table:table-cell table:style-name="ce5" table:formula="of:=(9*6000000+6*16000000)*50000*8*0.000001/[.E27]" office:value-type="float" office:value="237892.398009255" calcext:value-type="float">
            <text:p>237,892.40</text:p>
          </table:table-cell>
          <table:table-cell table:style-name="ce5" table:formula="of:=6000000*50000*8*0.000001/[.C45]" office:value-type="float" office:value="32.8650519884041" calcext:value-type="float">
            <text:p>32.87</text:p>
          </table:table-cell>
          <table:table-cell table:style-name="ce5" office:value-type="float" office:value="33.988205" calcext:value-type="float">
            <text:p>33.99</text:p>
          </table:table-cell>
          <table:table-cell table:style-name="ce1" table:formula="of:=[.C2]*50000*8*0.000001/[.H27]" office:value-type="float" office:value="70612.731681476" calcext:value-type="float">
            <text:p>70612.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5" office:value-type="float" office:value="285.658824" calcext:value-type="float">
            <text:p>285.66</text:p>
          </table:table-cell>
          <table:table-cell table:style-name="ce5"/>
          <table:table-cell table:style-name="ce5" office:value-type="float" office:value="252.921134" calcext:value-type="float">
            <text:p>252.92</text:p>
          </table:table-cell>
          <table:table-cell table:style-name="ce5" table:formula="of:=(9*6000000+6*16000000)*50000*8*0.000001/[.E28]" office:value-type="float" office:value="237228.099728511" calcext:value-type="float">
            <text:p>237,228.10</text:p>
          </table:table-cell>
          <table:table-cell table:style-name="ce5" table:formula="of:=6000000*50000*8*0.000001/[.C46]" office:value-type="float" office:value="32.5290965992185" calcext:value-type="float">
            <text:p>32.53</text:p>
          </table:table-cell>
          <table:table-cell table:style-name="ce5" office:value-type="float" office:value="32.737689" calcext:value-type="float">
            <text:p>32.74</text:p>
          </table:table-cell>
          <table:table-cell table:style-name="ce1" table:formula="of:=[.C2]*50000*8*0.000001/[.H28]" office:value-type="float" office:value="73310.0005928946" calcext:value-type="float">
            <text:p>73310.0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add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2*edg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office:value-type="float" office:value="12186.7" calcext:value-type="float">
            <text:p>12186.7</text:p>
          </table:table-cell>
          <table:table-cell table:number-columns-repeated="5"/>
          <table:table-cell table:style-name="Default"/>
          <table:table-cell office:value-type="float" office:value="243" calcext:value-type="float">
            <text:p>243</text:p>
          </table:table-cell>
          <table:table-cell office:value-type="string" calcext:value-type="string">
            <text:p>4*edg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office:value-type="float" office:value="24031.7" calcext:value-type="float">
            <text:p>24031.7</text:p>
          </table:table-cell>
          <table:table-cell table:number-columns-repeated="5"/>
          <table:table-cell table:style-name="Default"/>
          <table:table-cell office:value-type="float" office:value="246" calcext:value-type="float">
            <text:p>246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office:value-type="float" office:value="36747.8" calcext:value-type="float">
            <text:p>36747.8</text:p>
          </table:table-cell>
          <table:table-cell table:number-columns-repeated="5"/>
          <table:table-cell table:style-name="Default"/>
          <table:table-cell office:value-type="float" office:value="248" calcext:value-type="float">
            <text:p>248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office:value-type="float" office:value="48412.3" calcext:value-type="float">
            <text:p>48412.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office:value-type="float" office:value="53998.1" calcext:value-type="float">
            <text:p>53998.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office:value-type="float" office:value="56911.1" calcext:value-type="float">
            <text:p>56911.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office:value-type="float" office:value="59765.7" calcext:value-type="float">
            <text:p>59765.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office:value-type="float" office:value="63738.4" calcext:value-type="float">
            <text:p>63738.4</text:p>
          </table:table-cell>
          <table:table-cell table:number-columns-repeated="7"/>
          <table:table-cell office:value-type="string" calcext:value-type="string">
            <text:p>9*nod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office:value-type="float" office:value="66878.4" calcext:value-type="float">
            <text:p>66878.4</text:p>
          </table:table-cell>
          <table:table-cell table:number-columns-repeated="7"/>
          <table:table-cell office:value-type="string" calcext:value-type="string">
            <text:p>6*edges*nod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office:value-type="float" office:value="70249.5" calcext:value-type="float">
            <text:p>70249.5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office:value-type="float" office:value="70420.5" calcext:value-type="float">
            <text:p>70420.5</text:p>
          </table:table-cell>
          <table:table-cell table:number-columns-repeated="7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office:value-type="float" office:value="72481.2" calcext:value-type="float">
            <text:p>72481.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office:value-type="float" office:value="73053.9" calcext:value-type="float">
            <text:p>73053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office:value-type="float" office:value="72955" calcext:value-type="float">
            <text:p>7295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office:value-type="float" office:value="73025.9" calcext:value-type="float">
            <text:p>73025.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office:value-type="float" office:value="73780.1" calcext:value-type="float">
            <text:p>73780.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VDIMM_090620" table:style-name="ta1"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_190620" table:style-name="ta1">
        <table:table-column table:style-name="co4" table:number-columns-repeated="2" table:default-cell-style-name="Default"/>
        <table:table-column table:style-name="co16" table:default-cell-style-name="ce1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6" table:target-range-address="NVDIMM_090620.A139:NVDIMM_090620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01:19:30.218788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3DT22H45M25S</meta:editing-duration>
    <meta:editing-cycles>40</meta:editing-cycles>
    <meta:generator>LibreOffice/6.3.6.2$Linux_X86_64 LibreOffice_project/30$Build-2</meta:generator>
    <dc:date>2020-10-02T02:59:11.455406679</dc:date>
    <meta:document-statistic meta:table-count="8" meta:cell-count="4911" meta:object-count="0"/>
    <meta:template xlink:type="simple" xlink:actuate="onRequest" xlink:title="SveinGunnar" xlink:href="../../../../../Templates/SveinGunnar.ots" meta:date="2020-06-18T19:10:08.448216590"/>
  </office:meta>
</office:document-meta>
</file>